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Times New Roman1" svg:font-family="'Times New Roman'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Courier New1" svg:font-family="'Courier New'" style:font-family-generic="roman" style:font-pitch="variable"/>
    <style:font-face style:name="GOST type A" svg:font-family="'GOST type A'" style:font-family-generic="roman" style:font-pitch="variable"/>
    <style:font-face style:name="ISOCPEUR" svg:font-family="ISOCPEUR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7.0868in" style:rel-width="100%" fo:margin-left="-0.075in" fo:margin-top="0in" fo:margin-bottom="0in" table:align="left" style:writing-mode="lr-tb"/>
    </style:style>
    <style:style style:name="Table1.A" style:family="table-column">
      <style:table-column-properties style:column-width="3.5451in" style:rel-column-width="32780*"/>
    </style:style>
    <style:style style:name="Table1.B" style:family="table-column">
      <style:table-column-properties style:column-width="3.5417in" style:rel-column-width="32754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4889in" fo:margin-left="-0.075in" fo:margin-top="0in" fo:margin-bottom="0in" table:align="left" style:writing-mode="lr-tb"/>
    </style:style>
    <style:style style:name="Table2.A" style:family="table-column">
      <style:table-column-properties style:column-width="0.3361in"/>
    </style:style>
    <style:style style:name="Table2.B" style:family="table-column">
      <style:table-column-properties style:column-width="2.7118in"/>
    </style:style>
    <style:style style:name="Table2.C" style:family="table-column">
      <style:table-column-properties style:column-width="0.9847in"/>
    </style:style>
    <style:style style:name="Table2.D" style:family="table-column">
      <style:table-column-properties style:column-width="2.456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No_20_Spacing">
      <style:text-properties style:font-name="ISOCPEUR" fo:font-size="10pt" fo:font-style="italic" style:font-size-asian="10pt" style:font-style-asian="italic"/>
    </style:style>
    <style:style style:name="P2" style:family="paragraph" style:parent-style-name="No_20_Spacing">
      <style:paragraph-properties fo:text-align="center" style:justify-single-word="false"/>
      <style:text-properties style:font-name="ISOCPEUR" fo:font-size="10pt" fo:font-style="italic" style:font-size-asian="10pt" style:font-style-asian="itali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Footer">
      <style:text-properties fo:language="en" fo:country="US"/>
    </style:style>
    <style:style style:name="P5" style:family="paragraph" style:parent-style-name="Footer">
      <style:paragraph-properties>
        <style:tab-stops>
          <style:tab-stop style:position="0.8437in"/>
        </style:tab-stops>
      </style:paragraph-properties>
      <style:text-properties fo:font-size="8pt" style:font-size-asian="8pt" style:font-size-complex="8pt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language="uk" fo:country="UA" style:letter-kerning="true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uk" fo:country="UA" style:letter-kerning="true"/>
    </style:style>
    <style:style style:name="P1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uk" fo:country="UA" style:letter-kerning="true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0000" fo:language="uk" fo:country="UA" style:letter-kerning="true"/>
    </style:style>
    <style:style style:name="P1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Times New Roman" fo:font-size="14pt" fo:language="uk" fo:country="UA" fo:font-weight="bold" officeooo:rsid="000c80de" officeooo:paragraph-rsid="000c80de" style:font-name-asian="Times New Roman2" style:font-size-asian="14pt" style:language-asian="ru" style:country-asian="RU" style:font-weight-asian="bold" style:font-name-complex="Times New Roman2" style:font-size-complex="12pt" style:font-weight-complex="bold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language="uk" fo:country="UA" officeooo:rsid="000c80de" officeooo:paragraph-rsid="000c80de" style:letter-kerning="true"/>
    </style:style>
    <style:style style:name="P1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background-color="transparent"/>
    </style:style>
    <style:style style:name="P16" style:family="paragraph" style:parent-style-name="Standard">
      <style:paragraph-properties fo:margin-left="3.5437in" fo:margin-right="0in" fo:text-align="end" style:justify-single-word="false" fo:text-indent="0in" style:auto-text-indent="false"/>
    </style:style>
    <style:style style:name="P17" style:family="paragraph" style:parent-style-name="Heading_20_1" style:list-style-name="WWNum3"/>
    <style:style style:name="P18" style:family="paragraph" style:parent-style-name="Heading_20_1" style:list-style-name="WWNum3">
      <style:paragraph-properties fo:margin-left="0in" fo:margin-right="0in" fo:text-indent="0in" style:auto-text-indent="false"/>
    </style:style>
    <style:style style:name="P19" style:family="paragraph" style:parent-style-name="Heading_20_2" style:list-style-name="WWNum3">
      <style:paragraph-properties fo:margin-left="0in" fo:margin-right="0in" fo:text-indent="0.4925in" style:auto-text-indent="false"/>
    </style:style>
    <style:style style:name="P20" style:family="paragraph" style:parent-style-name="Heading_20_2" style:list-style-name="WWNum3">
      <style:paragraph-properties fo:margin-left="0in" fo:margin-right="0in" fo:text-indent="0.4925in" style:auto-text-indent="false"/>
      <style:text-properties fo:font-weight="normal" style:font-weight-asian="normal" style:font-size-complex="14pt" style:font-weight-complex="bold"/>
    </style:style>
    <style:style style:name="P21" style:family="paragraph" style:parent-style-name="Heading_20_2" style:list-style-name="WWNum3">
      <style:paragraph-properties fo:margin-left="0in" fo:margin-right="0in" fo:text-indent="0.4862in" style:auto-text-indent="false" fo:keep-with-next="auto"/>
      <style:text-properties fo:font-weight="normal" style:font-weight-asian="normal" style:font-size-complex="14pt" style:font-weight-complex="bold"/>
    </style:style>
    <style:style style:name="P22" style:family="paragraph" style:parent-style-name="Heading_20_3" style:list-style-name="WWNum3">
      <style:paragraph-properties fo:margin-left="0in" fo:margin-right="0in" fo:text-indent="0.4925in" style:auto-text-indent="false"/>
    </style:style>
    <style:style style:name="P23" style:family="paragraph" style:parent-style-name="Heading_20_3" style:list-style-name="WWNum3">
      <style:paragraph-properties fo:margin-left="0in" fo:margin-right="0in" fo:text-indent="0.4925in" style:auto-text-indent="false"/>
      <style:text-properties fo:font-style="normal" style:font-style-asian="normal" style:font-size-complex="14pt" style:font-style-complex="italic"/>
    </style:style>
    <style:style style:name="P24" style:family="paragraph" style:parent-style-name="Heading_20_3" style:list-style-name="WWNum3">
      <style:paragraph-properties fo:margin-left="0.9846in" fo:margin-right="0in" fo:text-indent="0.4925in" style:auto-text-indent="false"/>
      <style:text-properties fo:font-style="normal" style:font-style-asian="normal" style:font-style-complex="italic"/>
    </style:style>
    <style:style style:name="P25" style:family="paragraph" style:parent-style-name="List_20_Paragraph" style:list-style-name="WWNum7"/>
    <style:style style:name="P26" style:family="paragraph" style:parent-style-name="List_20_Paragraph" style:list-style-name="WWNum7">
      <style:paragraph-properties fo:margin-left="0.7874in" fo:margin-right="0in" fo:text-indent="-0.2953in" style:auto-text-indent="false"/>
    </style:style>
    <style:style style:name="P27" style:family="paragraph" style:parent-style-name="List_20_Paragraph" style:list-style-name="WWNum7">
      <style:paragraph-properties fo:margin-left="0.7874in" fo:margin-right="0in" fo:text-indent="-0.2953in" style:auto-text-indent="false"/>
      <style:text-properties style:font-size-complex="14pt"/>
    </style:style>
    <style:style style:name="P28" style:family="paragraph" style:parent-style-name="List_20_Paragraph" style:list-style-name="WWNum7">
      <style:paragraph-properties fo:margin-left="0.7874in" fo:margin-right="0in" fo:text-indent="-0.2953in" style:auto-text-indent="false"/>
      <style:text-properties officeooo:rsid="0010617b" officeooo:paragraph-rsid="0010617b" style:font-size-complex="14pt"/>
    </style:style>
    <style:style style:name="P29" style:family="paragraph" style:parent-style-name="List_20_Paragraph" style:list-style-name="WWNum7">
      <style:paragraph-properties fo:margin-left="0.7874in" fo:margin-right="0in" fo:text-indent="-0.2953in" style:auto-text-indent="false"/>
      <style:text-properties fo:color="#ff0000" style:font-size-complex="14pt"/>
    </style:style>
    <style:style style:name="P30" style:family="paragraph" style:parent-style-name="List_20_Paragraph" style:list-style-name="WWNum7">
      <style:paragraph-properties fo:margin-left="0.7874in" fo:margin-right="0in" fo:text-indent="-0.2953in" style:auto-text-indent="false"/>
      <style:text-properties fo:color="#000000"/>
    </style:style>
    <style:style style:name="P31" style:family="paragraph" style:parent-style-name="List_20_Paragraph" style:list-style-name="WWNum7">
      <style:paragraph-properties fo:margin-left="0.7874in" fo:margin-right="0in" fo:text-indent="-0.2953in" style:auto-text-indent="false"/>
      <style:text-properties fo:color="#000000" style:font-style-complex="italic"/>
    </style:style>
    <style:style style:name="P32" style:family="paragraph" style:parent-style-name="List_20_Paragraph" style:list-style-name="WWNum7">
      <style:paragraph-properties fo:margin-left="0.7874in" fo:margin-right="0in" fo:text-indent="-0.2953in" style:auto-text-indent="false"/>
      <style:text-properties officeooo:rsid="0010617b" officeooo:paragraph-rsid="0010617b"/>
    </style:style>
    <style:style style:name="P33" style:family="paragraph" style:parent-style-name="List_20_Paragraph" style:list-style-name="WWNum7">
      <style:paragraph-properties fo:margin-left="0in" fo:margin-right="0in" fo:text-indent="0.4925in" style:auto-text-indent="false"/>
      <style:text-properties fo:color="#ff0000" style:font-size-complex="14pt"/>
    </style:style>
    <style:style style:name="P34" style:family="paragraph" style:parent-style-name="List_20_Paragraph">
      <style:paragraph-properties fo:margin-left="0.4925in" fo:margin-right="0in" fo:text-indent="0in" style:auto-text-indent="false"/>
      <style:text-properties officeooo:rsid="0010617b" officeooo:paragraph-rsid="0010617b" style:font-size-complex="14pt"/>
    </style:style>
    <style:style style:name="P35" style:family="paragraph" style:parent-style-name="No_20_Spacing">
      <style:text-properties style:font-name="ISOCPEUR" fo:font-style="italic" style:font-style-asian="italic"/>
    </style:style>
    <style:style style:name="P36" style:family="paragraph" style:parent-style-name="No_20_Spacing">
      <style:paragraph-properties fo:text-align="center" style:justify-single-word="false"/>
    </style:style>
    <style:style style:name="P37" style:family="paragraph" style:parent-style-name="Standard" style:master-page-name="First_20_Page">
      <style:paragraph-properties fo:margin-left="0in" fo:margin-right="0in" fo:text-align="center" style:justify-single-word="false" fo:text-indent="0in" style:auto-text-indent="false" style:page-number="1"/>
    </style:style>
    <style:style style:name="P3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weight="bold" style:font-weight-asian="bold" style:font-weight-complex="bold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Times New Roman" fo:font-size="14pt" fo:language="uk" fo:country="UA" officeooo:rsid="000c80de" style:font-name-asian="Times New Roman2" style:font-size-asian="14pt" style:language-asian="ru" style:country-asian="RU" style:font-name-complex="Times New Roman2" style:font-size-complex="12pt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Times New Roman" fo:font-size="14pt" fo:language="uk" fo:country="UA" officeooo:rsid="000c80de" style:letter-kerning="true" style:font-name-asian="Times New Roman2" style:font-size-asian="14pt" style:language-asian="ru" style:country-asian="RU" style:font-name-complex="Times New Roman2" style:font-size-complex="12pt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0000" fo:language="uk" fo:country="UA" style:letter-kerning="true"/>
    </style:style>
    <style:style style:name="P4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ff0000" fo:language="uk" fo:country="UA" style:letter-kerning="true"/>
    </style:style>
    <style:style style:name="P43" style:family="paragraph" style:parent-style-name="Standard">
      <style:paragraph-properties fo:margin-left="0.9846in" fo:margin-right="0in" fo:text-indent="0.4925in" style:auto-text-indent="false"/>
      <style:text-properties fo:color="#000000" fo:font-style="normal" officeooo:paragraph-rsid="000dd25b" style:font-style-asian="normal" style:font-style-complex="italic"/>
    </style:style>
    <style:style style:name="P44" style:family="paragraph" style:parent-style-name="Standard">
      <style:text-properties fo:color="#000000" officeooo:paragraph-rsid="000dd25b" style:font-size-complex="14pt"/>
    </style:style>
    <style:style style:name="P45" style:family="paragraph" style:parent-style-name="Standard">
      <style:text-properties style:font-size-complex="14pt"/>
    </style:style>
    <style:style style:name="P46" style:family="paragraph" style:parent-style-name="Standard">
      <style:text-properties fo:background-color="#ffff00"/>
    </style:style>
    <style:style style:name="P47" style:family="paragraph" style:parent-style-name="Standard">
      <style:paragraph-properties fo:margin-left="0in" fo:margin-right="0in" fo:text-indent="0.4925in" style:auto-text-indent="false"/>
      <style:text-properties fo:font-weight="normal" style:font-weight-asian="normal" style:font-size-complex="14pt" style:font-weight-complex="bold"/>
    </style:style>
    <style:style style:name="P48" style:family="paragraph" style:parent-style-name="Заголовок_20__28_без_20_зм._29_">
      <style:text-properties style:font-weight-complex="bold"/>
    </style:style>
    <style:style style:name="P4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ISOCPEUR" fo:font-style="italic" style:font-style-asian="italic"/>
    </style:style>
    <style:style style:name="T2" style:family="text">
      <style:text-properties fo:color="#ff0000" fo:language="ru" fo:country="RU" officeooo:rsid="000c80de" style:language-asian="zh" style:country-asian="CN" style:font-size-complex="14pt" style:language-complex="hi" style:country-complex="IN"/>
    </style:style>
    <style:style style:name="T3" style:family="text">
      <style:text-properties fo:language="ru" fo:country="RU" style:language-asian="zh" style:country-asian="CN" style:font-size-complex="14pt" style:language-complex="hi" style:country-complex="IN"/>
    </style:style>
    <style:style style:name="T4" style:family="text">
      <style:text-properties style:language-asian="zh" style:country-asian="CN" style:font-size-complex="14pt" style:language-complex="hi" style:country-complex="IN"/>
    </style:style>
    <style:style style:name="T5" style:family="text">
      <style:text-properties fo:color="#00b050" style:language-asian="zh" style:country-asian="CN" style:font-size-complex="14pt" style:language-complex="hi" style:country-complex="IN"/>
    </style:style>
    <style:style style:name="T6" style:family="text">
      <style:text-properties fo:color="#00b050" fo:language="ru" fo:country="RU" style:language-asian="zh" style:country-asian="CN" style:font-size-complex="14pt" style:language-complex="hi" style:country-complex="IN"/>
    </style:style>
    <style:style style:name="T7" style:family="text">
      <style:text-properties style:font-size-complex="14pt"/>
    </style:style>
    <style:style style:name="T8" style:family="text">
      <style:text-properties officeooo:rsid="000c80de" style:font-size-complex="14pt"/>
    </style:style>
    <style:style style:name="T9" style:family="text">
      <style:text-properties officeooo:rsid="000dd25b" style:font-size-complex="14pt"/>
    </style:style>
    <style:style style:name="T10" style:family="text">
      <style:text-properties style:font-weight-complex="bold"/>
    </style:style>
    <style:style style:name="T11" style:family="text">
      <style:text-properties style:font-name="Calibri" fo:font-size="11pt" style:font-size-asian="11pt" style:language-asian="uk" style:country-asian="UA" style:font-size-complex="11pt"/>
    </style:style>
    <style:style style:name="T12" style:family="text">
      <style:text-properties text:display="true"/>
    </style:style>
    <style:style style:name="T13" style:family="text">
      <style:text-properties style:font-name="Times New Roman" fo:font-size="14pt" fo:language="uk" fo:country="UA" officeooo:rsid="000dd25b" style:font-name-asian="Times New Roman2" style:font-size-asian="14pt" style:language-asian="ru" style:country-asian="RU" style:font-name-complex="Times New Roman2" style:font-size-complex="12pt"/>
    </style:style>
    <style:style style:name="T14" style:family="text">
      <style:text-properties style:font-name="Times New Roman" fo:font-size="14pt" fo:language="uk" fo:country="UA" officeooo:rsid="000c80de" style:font-name-asian="Times New Roman2" style:font-size-asian="14pt" style:language-asian="ru" style:country-asian="RU" style:font-name-complex="Times New Roman2" style:font-size-complex="14pt"/>
    </style:style>
    <style:style style:name="T15" style:family="text">
      <style:text-properties style:font-name="Times New Roman" fo:font-size="14pt" fo:language="uk" fo:country="UA" officeooo:rsid="000dd25b" style:font-name-asian="Times New Roman2" style:font-size-asian="14pt" style:language-asian="ru" style:country-asian="RU" style:font-name-complex="Times New Roman2" style:font-size-complex="14pt"/>
    </style:style>
    <style:style style:name="T16" style:family="text">
      <style:text-properties style:font-name="Times New Roman" fo:font-size="14pt" fo:language="uk" fo:country="UA" officeooo:rsid="0010617b" style:font-name-asian="Times New Roman2" style:font-size-asian="14pt" style:language-asian="ru" style:country-asian="RU" style:font-name-complex="Times New Roman2" style:font-size-complex="14pt"/>
    </style:style>
    <style:style style:name="T17" style:family="text">
      <style:text-properties style:font-style-complex="italic"/>
    </style:style>
    <style:style style:name="T18" style:family="text">
      <style:text-properties fo:font-weight="normal" style:font-weight-asian="normal" style:font-size-complex="14pt" style:font-weight-complex="bold"/>
    </style:style>
    <style:style style:name="T19" style:family="text">
      <style:text-properties fo:font-style="normal" style:font-style-asian="normal" style:font-size-complex="14pt" style:font-style-complex="italic"/>
    </style:style>
    <style:style style:name="T20" style:family="text">
      <style:text-properties fo:language="en" fo:country="US"/>
    </style:style>
    <style:style style:name="T21" style:family="text">
      <style:text-properties fo:language="en" fo:country="US" style:font-style-complex="italic"/>
    </style:style>
    <style:style style:name="T22" style:family="text">
      <style:text-properties fo:language="en" fo:country="US" officeooo:rsid="000dd25b" style:font-style-complex="italic"/>
    </style:style>
    <style:style style:name="T23" style:family="text">
      <style:text-properties fo:language="en" fo:country="US" officeooo:rsid="000dd25b"/>
    </style:style>
    <style:style style:name="T24" style:family="text">
      <style:text-properties fo:background-color="transparent" loext:char-shading-value="0"/>
    </style:style>
    <style:style style:name="T25" style:family="text">
      <style:text-properties officeooo:rsid="000c80de"/>
    </style:style>
    <style:style style:name="T26" style:family="text">
      <style:text-properties fo:color="#000000"/>
    </style:style>
    <style:style style:name="T27" style:family="text">
      <style:text-properties fo:color="#000000" officeooo:rsid="000c80de"/>
    </style:style>
    <style:style style:name="T28" style:family="text">
      <style:text-properties fo:color="#000000" style:font-name="Times New Roman" fo:font-size="14pt" fo:language="uk" fo:country="UA" officeooo:rsid="000dd25b" style:font-name-asian="Times New Roman2" style:font-size-asian="14pt" style:language-asian="ru" style:country-asian="RU" style:font-name-complex="Times New Roman2" style:font-size-complex="12pt"/>
    </style:style>
    <style:style style:name="T29" style:family="text">
      <style:text-properties officeooo:rsid="000dd25b"/>
    </style:style>
    <style:style style:name="T30" style:family="text">
      <style:text-properties officeooo:rsid="00117607"/>
    </style:style>
    <style:style style:name="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middle"/>
    </style:style>
    <style:style style:name="fr2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loext:writing-mode="bt-lr" draw:wrap-influence-on-position="once-concurrent" loext:allow-overlap="true" draw:textarea-vertical-align="middle"/>
    </style:style>
    <style:style style:name="fr3" style:family="graphic" style:parent-style-name="Frame">
      <style:graphic-properties fo:margin-left="0in" fo:margin-right="0.002in" style:run-through="background" style:wrap="run-through" style:number-wrapped-paragraphs="no-limit" style:vertical-pos="from-top" style:vertical-rel="page" style:horizontal-pos="from-left" style:horizontal-rel="page" draw:opacity="0%" fo:padding-left="0.0398in" fo:padding-right="0.0398in" fo:padding-top="0in" fo:padding-bottom="0in" fo:border="none" style:writing-mode="lr-tb" draw:wrap-influence-on-position="once-concurrent" loext:allow-overlap="true" draw:textarea-vertical-align="middle"/>
    </style:style>
    <style:style style:name="fr4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-left="0.0398in" fo:padding-right="0.0398in" fo:padding-top="0in" fo:padding-bottom="0in" fo:border="none" style:writing-mode="lr-tb" draw:wrap-influence-on-position="once-concurrent" loext:allow-overlap="true" draw:textarea-vertical-align="middle"/>
    </style:style>
    <style:style style:name="fr5" style:family="graphic" style:parent-style-name="Frame">
      <style:graphic-properties fo:margin-left="0.0016in" fo:margin-right="0.0008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middle"/>
    </style:style>
    <style:style style:name="fr6" style:family="graphic" style:parent-style-name="Frame">
      <style:graphic-properties fo:margin-left="0in" fo:margin-right="0.0043in" style:run-through="background" style:wrap="run-through" style:number-wrapped-paragraphs="no-limit" style:vertical-pos="from-top" style:vertical-rel="page" style:horizontal-pos="from-left" style:horizontal-rel="page" draw:opacity="0%" fo:padding-left="0.0398in" fo:padding-right="0.0398in" fo:padding-top="0in" fo:padding-bottom="0in" fo:border="none" style:writing-mode="lr-tb" draw:wrap-influence-on-position="once-concurrent" loext:allow-overlap="true" draw:textarea-vertical-align="middle"/>
    </style:style>
    <style:style style:name="fr7" style:family="graphic" style:parent-style-name="Frame">
      <style:graphic-properties fo:margin-left="0.0047in" fo:margin-right="0.0008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middl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in" draw:fill="none" draw:textarea-vertical-align="middle" draw:auto-grow-height="false" fo:min-height="0.1965in" fo:min-width="0.2764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none" draw:textarea-vertical-align="middle" draw:auto-grow-height="false" fo:min-height="0.2756in" fo:min-width="0.9866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in" draw:fill="none" draw:textarea-vertical-align="middle" draw:auto-grow-height="false" fo:min-height="0.1972in" fo:min-width="0.1181in" fo:padding-top="0in" fo:padding-bottom="0in" fo:padding-left="0.0398in" fo:padding-right="0.0398in" fo:wrap-option="wrap" fo:margin-left="0in" fo:margin-right="0.002in" fo:margin-top="0.0035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in" draw:fill="none" draw:textarea-vertical-align="middle" draw:auto-grow-height="false" fo:min-height="0.1972in" fo:min-width="0.3154in" fo:padding-top="0in" fo:padding-bottom="0in" fo:padding-left="0.0398in" fo:padding-right="0.0398in" fo:wrap-option="wrap" fo:margin-left="0in" fo:margin-right="0in" fo:margin-top="0in" fo:margin-bottom="0.0043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in" draw:fill="none" draw:textarea-vertical-align="middle" draw:auto-grow-height="false" fo:min-height="0.1972in" fo:min-width="0.3154in" fo:padding-top="0in" fo:padding-bottom="0in" fo:padding-left="0.0398in" fo:padding-right="0.0398in" fo:wrap-option="wrap" fo:margin-left="0in" fo:margin-right="0in" fo:margin-top="0in" fo:margin-bottom="0.0035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in" draw:fill="none" draw:textarea-vertical-align="middle" draw:auto-grow-height="false" fo:min-height="0.1972in" fo:min-width="0.3154in" fo:padding-top="0in" fo:padding-bottom="0in" fo:padding-left="0.0398in" fo:padding-right="0.0398in" fo:wrap-option="wrap" fo:margin-left="0in" fo:margin-right="0in" fo:margin-top="0in" fo:margin-bottom="0.0047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" style:family="graphic" style:parent-style-name="Frame">
      <style:graphic-properties draw:stroke="none" svg:stroke-width="0in" draw:fill="none" draw:textarea-vertical-align="middle" draw:auto-grow-height="false" fo:min-height="0.1972in" fo:min-width="0.3154in" fo:padding-top="0in" fo:padding-bottom="0in" fo:padding-left="0.0398in" fo:padding-right="0.0398in" fo:wrap-option="wrap" fo:margin-left="0in" fo:margin-right="0in" fo:margin-top="0in" fo:margin-bottom="0.0016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in" draw:fill="none" draw:textarea-vertical-align="middle" draw:auto-grow-height="false" fo:min-height="0.1972in" fo:min-width="0.3154in" fo:padding-top="0in" fo:padding-bottom="0in" fo:padding-left="0.0398in" fo:padding-right="0.0398in" fo:wrap-option="wrap" fo:margin-left="0in" fo:margin-right="0in" fo:margin-top="0.0016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9" style:family="graphic" style:parent-style-name="Frame">
      <style:graphic-properties draw:stroke="none" svg:stroke-width="0in" draw:fill="none" draw:textarea-vertical-align="middle" draw:auto-grow-height="false" fo:min-height="0.3126in" fo:min-width="0.3945in" fo:padding-top="0in" fo:padding-bottom="0in" fo:padding-left="0in" fo:padding-right="0in" fo:wrap-option="wrap" fo:margin-left="0.0016in" fo:margin-right="0.0008in" fo:margin-top="0in" fo:margin-bottom="0.0047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0" style:family="graphic" style:parent-style-name="Frame">
      <style:graphic-properties draw:stroke="none" svg:stroke-width="0in" draw:fill="none" draw:textarea-vertical-align="middle" draw:auto-grow-height="false" fo:min-height="0.1972in" fo:min-width="0.5126in" fo:padding-top="0in" fo:padding-bottom="0in" fo:padding-left="0.0398in" fo:padding-right="0.0398in" fo:wrap-option="wrap" fo:margin-left="0in" fo:margin-right="0.0043in" fo:margin-top="0.002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1" style:family="graphic" style:parent-style-name="Frame">
      <style:graphic-properties draw:stroke="none" svg:stroke-width="0in" draw:fill="none" draw:textarea-vertical-align="middle" draw:auto-grow-height="false" fo:min-height="0.1965in" fo:min-width="0.2764in" fo:padding-top="0in" fo:padding-bottom="0in" fo:padding-left="0in" fo:padding-right="0in" fo:wrap-option="wrap" fo:margin-left="0.0047in" fo:margin-right="0.0008in" fo:margin-top="0.0016in" fo:margin-bottom="0.0008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2" style:family="graphic" style:parent-style-name="Frame">
      <style:graphic-properties draw:stroke="none" svg:stroke-width="0in" draw:fill="none" draw:textarea-vertical-align="middle" draw:auto-grow-height="false" fo:min-height="0.1965in" fo:min-width="0.2764in" fo:padding-top="0in" fo:padding-bottom="0in" fo:padding-left="0in" fo:padding-right="0in" fo:wrap-option="wrap" fo:margin-left="0.0047in" fo:margin-right="0.0008in" fo:margin-top="0in" fo:margin-bottom="0.0028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3" style:family="graphic" style:parent-style-name="Frame">
      <style:graphic-properties draw:stroke="none" svg:stroke-width="0in" draw:fill="none" draw:textarea-vertical-align="middle" draw:auto-grow-height="false" fo:min-height="0.1965in" fo:min-width="0.3945in" fo:padding-top="0in" fo:padding-bottom="0in" fo:padding-left="0in" fo:padding-right="0in" fo:wrap-option="wrap" fo:margin-left="0.0016in" fo:margin-right="0.0008in" fo:margin-top="0.0016in" fo:margin-bottom="0.0008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Факультет інформатики та обчислювальної техніки </text:p>
      <text:p text:style-name="P7">Кафедра інформатики та програмної інженерії </text:p>
      <text:p text:style-name="P7"/>
      <text:p text:style-name="P16">“ЗАТВЕРДЖЕНО”</text:p>
      <text:p text:style-name="P16">Керівник роботи </text:p>
      <text:p text:style-name="P16">___________ <text:s/><text:span text:style-name="T24">Максим ГОЛОВЧЕНКО</text:span></text:p>
      <text:p text:style-name="P16">“___” _________________ 2022 р.</text:p>
      <text:p text:style-name="P7"/>
      <text:p text:style-name="P7"/>
      <text:p text:style-name="P7"/>
      <text:p text:style-name="P7"/>
      <text:p text:style-name="P13">Системо по агрегації та аналізу новин</text:p>
      <text:p text:style-name="P38">Технічне завдання </text:p>
      <text:p text:style-name="P15"><text:span text:style-name="T3">КПІ.</text:span><text:span text:style-name="T2">ІТ-02</text:span><text:span text:style-name="T4">.</text:span><text:span text:style-name="T5">0</text:span><text:span text:style-name="T6">45440</text:span><text:span text:style-name="T4">.0</text:span><text:span text:style-name="T3">1.91</text:span></text:p>
      <text:p text:style-name="P7"/>
      <text:p text:style-name="P7"/>
      <text:p text:style-name="P7"/>
      <text:p text:style-name="P7"/>
      <text:p text:style-name="P7"/>
      <text:p text:style-name="P8">“ПОГОДЖЕНО” </text:p>
      <text:p text:style-name="P8">Керівник роботи:</text:p>
      <text:p text:style-name="P39">Головченко М.</text:p>
      <text:p text:style-name="P8"/>
      <text:p text:style-name="P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Консультант:</text:p>
          </table:table-cell>
          <table:table-cell table:style-name="Table1.A1" office:value-type="string">
            <text:p text:style-name="P10">Виконавець:</text:p>
          </table:table-cell>
        </table:table-row>
        <table:table-row table:style-name="Table1.1">
          <table:table-cell table:style-name="Table1.A1" office:value-type="string">
            <text:p text:style-name="P40">Головченко М.</text:p>
          </table:table-cell>
          <table:table-cell table:style-name="Table1.A1" office:value-type="string">
            <text:p text:style-name="P14">Ілля Макаров</text:p>
          </table:table-cell>
        </table:table-row>
      </table:table>
      <text:p text:style-name="P7"/>
      <text:p text:style-name="P7"/>
      <text:p text:style-name="P7"/>
      <text:p text:style-name="P7"/>
      <text:p text:style-name="P7">Київ – 2022</text:p>
      <text:p text:style-name="P48">Зміст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115102948" text:style-name="Index_20_Link" text:visited-style-name="Index_20_Link">1</text:a><text:a xlink:type="simple" xlink:href="#_Toc115102948" text:style-name="Index_20_Link" text:visited-style-name="Index_20_Link"><text:span text:style-name="T11"><text:tab/></text:span></text:a><text:a xlink:type="simple" xlink:href="#_Toc115102948" text:style-name="Index_20_Link" text:visited-style-name="Index_20_Link">НАЙМЕНУВАННЯ ТА ГАЛУЗЬ ЗАСТОСУВАННЯ</text:a><text:a xlink:type="simple" xlink:href="#_Toc115102948" text:style-name="Index_20_Link" text:visited-style-name="Index_20_Link"><text:span text:style-name="T12"><text:tab/>3</text:span></text:a></text:p>
          <text:p text:style-name="Contents_20_1"><text:a xlink:type="simple" xlink:href="#_Toc115102949" text:style-name="Index_20_Link" text:visited-style-name="Index_20_Link">2</text:a><text:a xlink:type="simple" xlink:href="#_Toc115102949" text:style-name="Index_20_Link" text:visited-style-name="Index_20_Link"><text:span text:style-name="T11"><text:tab/></text:span></text:a><text:a xlink:type="simple" xlink:href="#_Toc115102949" text:style-name="Index_20_Link" text:visited-style-name="Index_20_Link">ПІДСТАВА ДЛЯ РОЗРОБКИ</text:a><text:a xlink:type="simple" xlink:href="#_Toc115102949" text:style-name="Index_20_Link" text:visited-style-name="Index_20_Link"><text:span text:style-name="T12"><text:tab/>4</text:span></text:a></text:p>
          <text:p text:style-name="Contents_20_1"><text:a xlink:type="simple" xlink:href="#_Toc115102950" text:style-name="Index_20_Link" text:visited-style-name="Index_20_Link">3</text:a><text:a xlink:type="simple" xlink:href="#_Toc115102950" text:style-name="Index_20_Link" text:visited-style-name="Index_20_Link"><text:span text:style-name="T11"><text:tab/></text:span></text:a><text:a xlink:type="simple" xlink:href="#_Toc115102950" text:style-name="Index_20_Link" text:visited-style-name="Index_20_Link">ПРИЗНАЧЕННЯ РОЗРОБКИ</text:a><text:a xlink:type="simple" xlink:href="#_Toc115102950" text:style-name="Index_20_Link" text:visited-style-name="Index_20_Link"><text:span text:style-name="T12"><text:tab/>5</text:span></text:a></text:p>
          <text:p text:style-name="Contents_20_1"><text:a xlink:type="simple" xlink:href="#_Toc115102951" text:style-name="Index_20_Link" text:visited-style-name="Index_20_Link">4</text:a><text:a xlink:type="simple" xlink:href="#_Toc115102951" text:style-name="Index_20_Link" text:visited-style-name="Index_20_Link"><text:span text:style-name="T11"><text:tab/></text:span></text:a><text:a xlink:type="simple" xlink:href="#_Toc115102951" text:style-name="Index_20_Link" text:visited-style-name="Index_20_Link">ВИМОГИ ДО ПРОГРАМНОГО ЗАБЕЗПЕЧЕННЯ</text:a><text:a xlink:type="simple" xlink:href="#_Toc115102951" text:style-name="Index_20_Link" text:visited-style-name="Index_20_Link"><text:span text:style-name="T12"><text:tab/>6</text:span></text:a></text:p>
          <text:p text:style-name="Contents_20_2"><text:a xlink:type="simple" xlink:href="#_Toc115102952" text:style-name="Index_20_Link" text:visited-style-name="Index_20_Link"><text:span text:style-name="T10">4.1</text:span></text:a><text:a xlink:type="simple" xlink:href="#_Toc115102952" text:style-name="Index_20_Link" text:visited-style-name="Index_20_Link"><text:span text:style-name="T11"><text:tab/></text:span></text:a><text:a xlink:type="simple" xlink:href="#_Toc115102952" text:style-name="Index_20_Link" text:visited-style-name="Index_20_Link"><text:span text:style-name="T10">Вимоги до функціональних характеристик</text:span></text:a><text:a xlink:type="simple" xlink:href="#_Toc115102952" text:style-name="Index_20_Link" text:visited-style-name="Index_20_Link"><text:span text:style-name="T12"><text:tab/>6</text:span></text:a></text:p>
          <text:p text:style-name="Contents_20_3"><text:a xlink:type="simple" xlink:href="#_Toc115102953" text:style-name="Index_20_Link" text:visited-style-name="Index_20_Link"><text:span text:style-name="T17">4.1.1</text:span></text:a><text:a xlink:type="simple" xlink:href="#_Toc115102953" text:style-name="Index_20_Link" text:visited-style-name="Index_20_Link"><text:span text:style-name="T11"><text:tab/></text:span></text:a><text:a xlink:type="simple" xlink:href="#_Toc115102953" text:style-name="Index_20_Link" text:visited-style-name="Index_20_Link"><text:span text:style-name="T17">Користувацького інтерфейсу</text:span></text:a><text:a xlink:type="simple" xlink:href="#_Toc115102953" text:style-name="Index_20_Link" text:visited-style-name="Index_20_Link"><text:span text:style-name="T12"><text:tab/>6</text:span></text:a></text:p>
          <text:p text:style-name="Contents_20_3"><text:a xlink:type="simple" xlink:href="#_Toc115102954" text:style-name="Index_20_Link" text:visited-style-name="Index_20_Link"><text:span text:style-name="T17">4.1.2</text:span></text:a><text:a xlink:type="simple" xlink:href="#_Toc115102954" text:style-name="Index_20_Link" text:visited-style-name="Index_20_Link"><text:span text:style-name="T11"><text:tab/></text:span></text:a><text:a xlink:type="simple" xlink:href="#_Toc115102954" text:style-name="Index_20_Link" text:visited-style-name="Index_20_Link"><text:span text:style-name="T17">Для користувача:</text:span></text:a><text:a xlink:type="simple" xlink:href="#_Toc115102954" text:style-name="Index_20_Link" text:visited-style-name="Index_20_Link"><text:span text:style-name="T12"><text:tab/>6</text:span></text:a></text:p>
          <text:p text:style-name="Contents_20_3"><text:a xlink:type="simple" xlink:href="#_Toc115102955" text:style-name="Index_20_Link" text:visited-style-name="Index_20_Link"><text:span text:style-name="T17">4.1.3</text:span></text:a><text:a xlink:type="simple" xlink:href="#_Toc115102955" text:style-name="Index_20_Link" text:visited-style-name="Index_20_Link"><text:span text:style-name="T11"><text:tab/></text:span></text:a><text:a xlink:type="simple" xlink:href="#_Toc115102955" text:style-name="Index_20_Link" text:visited-style-name="Index_20_Link"><text:span text:style-name="T17">Для адміністратора системи (якщо він передбачений):</text:span></text:a><text:a xlink:type="simple" xlink:href="#_Toc115102955" text:style-name="Index_20_Link" text:visited-style-name="Index_20_Link"><text:span text:style-name="T12"><text:tab/>6</text:span></text:a></text:p>
          <text:p text:style-name="Contents_20_3"><text:a xlink:type="simple" xlink:href="#_Toc115102956" text:style-name="Index_20_Link" text:visited-style-name="Index_20_Link"><text:span text:style-name="T17">4.1.4</text:span></text:a><text:a xlink:type="simple" xlink:href="#_Toc115102956" text:style-name="Index_20_Link" text:visited-style-name="Index_20_Link"><text:span text:style-name="T11"><text:tab/></text:span></text:a><text:a xlink:type="simple" xlink:href="#_Toc115102956" text:style-name="Index_20_Link" text:visited-style-name="Index_20_Link"><text:span text:style-name="T17">Додаткові вимоги:</text:span></text:a><text:a xlink:type="simple" xlink:href="#_Toc115102956" text:style-name="Index_20_Link" text:visited-style-name="Index_20_Link"><text:span text:style-name="T12"><text:tab/>6</text:span></text:a></text:p>
          <text:p text:style-name="Contents_20_2"><text:a xlink:type="simple" xlink:href="#_Toc115102957" text:style-name="Index_20_Link" text:visited-style-name="Index_20_Link"><text:span text:style-name="T10">4.2</text:span></text:a><text:a xlink:type="simple" xlink:href="#_Toc115102957" text:style-name="Index_20_Link" text:visited-style-name="Index_20_Link"><text:span text:style-name="T11"><text:tab/></text:span></text:a><text:a xlink:type="simple" xlink:href="#_Toc115102957" text:style-name="Index_20_Link" text:visited-style-name="Index_20_Link"><text:span text:style-name="T10">Вимоги до надійності</text:span></text:a><text:a xlink:type="simple" xlink:href="#_Toc115102957" text:style-name="Index_20_Link" text:visited-style-name="Index_20_Link"><text:span text:style-name="T12"><text:tab/>6</text:span></text:a></text:p>
          <text:p text:style-name="Contents_20_2"><text:a xlink:type="simple" xlink:href="#_Toc115102958" text:style-name="Index_20_Link" text:visited-style-name="Index_20_Link"><text:span text:style-name="T10">4.3</text:span></text:a><text:a xlink:type="simple" xlink:href="#_Toc115102958" text:style-name="Index_20_Link" text:visited-style-name="Index_20_Link"><text:span text:style-name="T11"><text:tab/></text:span></text:a><text:a xlink:type="simple" xlink:href="#_Toc115102958" text:style-name="Index_20_Link" text:visited-style-name="Index_20_Link"><text:span text:style-name="T10">Умови експлуатації</text:span></text:a><text:a xlink:type="simple" xlink:href="#_Toc115102958" text:style-name="Index_20_Link" text:visited-style-name="Index_20_Link"><text:span text:style-name="T12"><text:tab/>7</text:span></text:a></text:p>
          <text:p text:style-name="Contents_20_3"><text:a xlink:type="simple" xlink:href="#_Toc115102959" text:style-name="Index_20_Link" text:visited-style-name="Index_20_Link"><text:span text:style-name="T17">4.3.1</text:span></text:a><text:a xlink:type="simple" xlink:href="#_Toc115102959" text:style-name="Index_20_Link" text:visited-style-name="Index_20_Link"><text:span text:style-name="T11"><text:tab/></text:span></text:a><text:a xlink:type="simple" xlink:href="#_Toc115102959" text:style-name="Index_20_Link" text:visited-style-name="Index_20_Link"><text:span text:style-name="T17">Вид обслуговування</text:span></text:a><text:a xlink:type="simple" xlink:href="#_Toc115102959" text:style-name="Index_20_Link" text:visited-style-name="Index_20_Link"><text:span text:style-name="T12"><text:tab/>7</text:span></text:a></text:p>
          <text:p text:style-name="Contents_20_3"><text:a xlink:type="simple" xlink:href="#_Toc115102960" text:style-name="Index_20_Link" text:visited-style-name="Index_20_Link"><text:span text:style-name="T17">4.3.2</text:span></text:a><text:a xlink:type="simple" xlink:href="#_Toc115102960" text:style-name="Index_20_Link" text:visited-style-name="Index_20_Link"><text:span text:style-name="T11"><text:tab/></text:span></text:a><text:a xlink:type="simple" xlink:href="#_Toc115102960" text:style-name="Index_20_Link" text:visited-style-name="Index_20_Link"><text:span text:style-name="T17">Обслуговуючий персонал</text:span></text:a><text:a xlink:type="simple" xlink:href="#_Toc115102960" text:style-name="Index_20_Link" text:visited-style-name="Index_20_Link"><text:span text:style-name="T12"><text:tab/>7</text:span></text:a></text:p>
          <text:p text:style-name="Contents_20_2"><text:a xlink:type="simple" xlink:href="#_Toc115102961" text:style-name="Index_20_Link" text:visited-style-name="Index_20_Link"><text:span text:style-name="T10">4.4</text:span></text:a><text:a xlink:type="simple" xlink:href="#_Toc115102961" text:style-name="Index_20_Link" text:visited-style-name="Index_20_Link"><text:span text:style-name="T11"><text:tab/></text:span></text:a><text:a xlink:type="simple" xlink:href="#_Toc115102961" text:style-name="Index_20_Link" text:visited-style-name="Index_20_Link"><text:span text:style-name="T10">Вимоги до складу і параметрів технічних засобів</text:span></text:a><text:a xlink:type="simple" xlink:href="#_Toc115102961" text:style-name="Index_20_Link" text:visited-style-name="Index_20_Link"><text:span text:style-name="T12"><text:tab/>7</text:span></text:a></text:p>
          <text:p text:style-name="Contents_20_2"><text:a xlink:type="simple" xlink:href="#_Toc115102962" text:style-name="Index_20_Link" text:visited-style-name="Index_20_Link"><text:span text:style-name="T10">4.5</text:span></text:a><text:a xlink:type="simple" xlink:href="#_Toc115102962" text:style-name="Index_20_Link" text:visited-style-name="Index_20_Link"><text:span text:style-name="T11"><text:tab/></text:span></text:a><text:a xlink:type="simple" xlink:href="#_Toc115102962" text:style-name="Index_20_Link" text:visited-style-name="Index_20_Link"><text:span text:style-name="T10">Вимоги до інформаційної та програмної сумісності</text:span></text:a><text:a xlink:type="simple" xlink:href="#_Toc115102962" text:style-name="Index_20_Link" text:visited-style-name="Index_20_Link"><text:span text:style-name="T12"><text:tab/>8</text:span></text:a></text:p>
          <text:p text:style-name="Contents_20_3"><text:a xlink:type="simple" xlink:href="#_Toc115102963" text:style-name="Index_20_Link" text:visited-style-name="Index_20_Link"><text:span text:style-name="T17">4.5.1</text:span></text:a><text:a xlink:type="simple" xlink:href="#_Toc115102963" text:style-name="Index_20_Link" text:visited-style-name="Index_20_Link"><text:span text:style-name="T11"><text:tab/></text:span></text:a><text:a xlink:type="simple" xlink:href="#_Toc115102963" text:style-name="Index_20_Link" text:visited-style-name="Index_20_Link"><text:span text:style-name="T17">Вимоги до вхідних даних</text:span></text:a><text:a xlink:type="simple" xlink:href="#_Toc115102963" text:style-name="Index_20_Link" text:visited-style-name="Index_20_Link"><text:span text:style-name="T12"><text:tab/>8</text:span></text:a></text:p>
          <text:p text:style-name="Contents_20_3"><text:a xlink:type="simple" xlink:href="#_Toc115102964" text:style-name="Index_20_Link" text:visited-style-name="Index_20_Link"><text:span text:style-name="T17">4.5.2</text:span></text:a><text:a xlink:type="simple" xlink:href="#_Toc115102964" text:style-name="Index_20_Link" text:visited-style-name="Index_20_Link"><text:span text:style-name="T11"><text:tab/></text:span></text:a><text:a xlink:type="simple" xlink:href="#_Toc115102964" text:style-name="Index_20_Link" text:visited-style-name="Index_20_Link"><text:span text:style-name="T17">Вимоги до вихідних даних</text:span></text:a><text:a xlink:type="simple" xlink:href="#_Toc115102964" text:style-name="Index_20_Link" text:visited-style-name="Index_20_Link"><text:span text:style-name="T12"><text:tab/>8</text:span></text:a></text:p>
          <text:p text:style-name="Contents_20_3"><text:a xlink:type="simple" xlink:href="#_Toc115102965" text:style-name="Index_20_Link" text:visited-style-name="Index_20_Link"><text:span text:style-name="T17">4.5.3</text:span></text:a><text:a xlink:type="simple" xlink:href="#_Toc115102965" text:style-name="Index_20_Link" text:visited-style-name="Index_20_Link"><text:span text:style-name="T11"><text:tab/></text:span></text:a><text:a xlink:type="simple" xlink:href="#_Toc115102965" text:style-name="Index_20_Link" text:visited-style-name="Index_20_Link"><text:span text:style-name="T17">Вимоги до мови розробки</text:span></text:a><text:a xlink:type="simple" xlink:href="#_Toc115102965" text:style-name="Index_20_Link" text:visited-style-name="Index_20_Link"><text:span text:style-name="T12"><text:tab/>8</text:span></text:a></text:p>
          <text:p text:style-name="Contents_20_3"><text:a xlink:type="simple" xlink:href="#_Toc115102966" text:style-name="Index_20_Link" text:visited-style-name="Index_20_Link"><text:span text:style-name="T17">4.5.4</text:span></text:a><text:a xlink:type="simple" xlink:href="#_Toc115102966" text:style-name="Index_20_Link" text:visited-style-name="Index_20_Link"><text:span text:style-name="T11"><text:tab/></text:span></text:a><text:a xlink:type="simple" xlink:href="#_Toc115102966" text:style-name="Index_20_Link" text:visited-style-name="Index_20_Link"><text:span text:style-name="T17">Вимоги до середовища розробки</text:span></text:a><text:a xlink:type="simple" xlink:href="#_Toc115102966" text:style-name="Index_20_Link" text:visited-style-name="Index_20_Link"><text:span text:style-name="T12"><text:tab/>8</text:span></text:a></text:p>
          <text:p text:style-name="Contents_20_3"><text:a xlink:type="simple" xlink:href="#_Toc115102967" text:style-name="Index_20_Link" text:visited-style-name="Index_20_Link"><text:span text:style-name="T17">4.5.5</text:span></text:a><text:a xlink:type="simple" xlink:href="#_Toc115102967" text:style-name="Index_20_Link" text:visited-style-name="Index_20_Link"><text:span text:style-name="T11"><text:tab/></text:span></text:a><text:a xlink:type="simple" xlink:href="#_Toc115102967" text:style-name="Index_20_Link" text:visited-style-name="Index_20_Link"><text:span text:style-name="T17">Вимоги до представленню вихідних кодів</text:span></text:a><text:a xlink:type="simple" xlink:href="#_Toc115102967" text:style-name="Index_20_Link" text:visited-style-name="Index_20_Link"><text:span text:style-name="T12"><text:tab/>8</text:span></text:a></text:p>
          <text:p text:style-name="Contents_20_2"><text:a xlink:type="simple" xlink:href="#_Toc115102968" text:style-name="Index_20_Link" text:visited-style-name="Index_20_Link"><text:span text:style-name="T10">4.6</text:span></text:a><text:a xlink:type="simple" xlink:href="#_Toc115102968" text:style-name="Index_20_Link" text:visited-style-name="Index_20_Link"><text:span text:style-name="T11"><text:tab/></text:span></text:a><text:a xlink:type="simple" xlink:href="#_Toc115102968" text:style-name="Index_20_Link" text:visited-style-name="Index_20_Link"><text:span text:style-name="T10">Вимоги до маркування та пакування</text:span></text:a><text:a xlink:type="simple" xlink:href="#_Toc115102968" text:style-name="Index_20_Link" text:visited-style-name="Index_20_Link"><text:span text:style-name="T12"><text:tab/>8</text:span></text:a></text:p>
          <text:p text:style-name="Contents_20_2"><text:a xlink:type="simple" xlink:href="#_Toc115102969" text:style-name="Index_20_Link" text:visited-style-name="Index_20_Link"><text:span text:style-name="T10">4.7</text:span></text:a><text:a xlink:type="simple" xlink:href="#_Toc115102969" text:style-name="Index_20_Link" text:visited-style-name="Index_20_Link"><text:span text:style-name="T11"><text:tab/></text:span></text:a><text:a xlink:type="simple" xlink:href="#_Toc115102969" text:style-name="Index_20_Link" text:visited-style-name="Index_20_Link"><text:span text:style-name="T10">Вимоги до транспортування та зберігання</text:span></text:a><text:a xlink:type="simple" xlink:href="#_Toc115102969" text:style-name="Index_20_Link" text:visited-style-name="Index_20_Link"><text:span text:style-name="T12"><text:tab/>8</text:span></text:a></text:p>
          <text:p text:style-name="Contents_20_2"><text:a xlink:type="simple" xlink:href="#_Toc115102970" text:style-name="Index_20_Link" text:visited-style-name="Index_20_Link"><text:span text:style-name="T10">4.8</text:span></text:a><text:a xlink:type="simple" xlink:href="#_Toc115102970" text:style-name="Index_20_Link" text:visited-style-name="Index_20_Link"><text:span text:style-name="T11"><text:tab/></text:span></text:a><text:a xlink:type="simple" xlink:href="#_Toc115102970" text:style-name="Index_20_Link" text:visited-style-name="Index_20_Link"><text:span text:style-name="T10">Спеціальні вимоги</text:span></text:a><text:a xlink:type="simple" xlink:href="#_Toc115102970" text:style-name="Index_20_Link" text:visited-style-name="Index_20_Link"><text:span text:style-name="T12"><text:tab/>8</text:span></text:a></text:p>
          <text:p text:style-name="Contents_20_1"><text:a xlink:type="simple" xlink:href="#_Toc115102971" text:style-name="Index_20_Link" text:visited-style-name="Index_20_Link">5</text:a><text:a xlink:type="simple" xlink:href="#_Toc115102971" text:style-name="Index_20_Link" text:visited-style-name="Index_20_Link"><text:span text:style-name="T11"><text:tab/></text:span></text:a><text:a xlink:type="simple" xlink:href="#_Toc115102971" text:style-name="Index_20_Link" text:visited-style-name="Index_20_Link">ВИМОГИ ДО ПРОГРАМНОЇ ДОКУМЕНТАЦІЇ</text:a><text:a xlink:type="simple" xlink:href="#_Toc115102971" text:style-name="Index_20_Link" text:visited-style-name="Index_20_Link"><text:span text:style-name="T12"><text:tab/>9</text:span></text:a></text:p>
          <text:p text:style-name="Contents_20_2"><text:a xlink:type="simple" xlink:href="#_Toc115102972" text:style-name="Index_20_Link" text:visited-style-name="Index_20_Link"><text:span text:style-name="T10">5.1</text:span></text:a><text:a xlink:type="simple" xlink:href="#_Toc115102972" text:style-name="Index_20_Link" text:visited-style-name="Index_20_Link"><text:span text:style-name="T11"><text:tab/></text:span></text:a><text:a xlink:type="simple" xlink:href="#_Toc115102972" text:style-name="Index_20_Link" text:visited-style-name="Index_20_Link"><text:span text:style-name="T10">Попередній склад програмної документації</text:span></text:a><text:a xlink:type="simple" xlink:href="#_Toc115102972" text:style-name="Index_20_Link" text:visited-style-name="Index_20_Link"><text:span text:style-name="T12"><text:tab/>9</text:span></text:a></text:p>
          <text:p text:style-name="Contents_20_2"><text:a xlink:type="simple" xlink:href="#_Toc115102973" text:style-name="Index_20_Link" text:visited-style-name="Index_20_Link"><text:span text:style-name="T10">5.2</text:span></text:a><text:a xlink:type="simple" xlink:href="#_Toc115102973" text:style-name="Index_20_Link" text:visited-style-name="Index_20_Link"><text:span text:style-name="T11"><text:tab/></text:span></text:a><text:a xlink:type="simple" xlink:href="#_Toc115102973" text:style-name="Index_20_Link" text:visited-style-name="Index_20_Link"><text:span text:style-name="T10">Спеціальні вимоги до програмної документації</text:span></text:a><text:a xlink:type="simple" xlink:href="#_Toc115102973" text:style-name="Index_20_Link" text:visited-style-name="Index_20_Link"><text:span text:style-name="T12"><text:tab/>9</text:span></text:a></text:p>
          <text:p text:style-name="Contents_20_1"><text:a xlink:type="simple" xlink:href="#_Toc115102974" text:style-name="Index_20_Link" text:visited-style-name="Index_20_Link">6</text:a><text:a xlink:type="simple" xlink:href="#_Toc115102974" text:style-name="Index_20_Link" text:visited-style-name="Index_20_Link"><text:span text:style-name="T11"><text:tab/></text:span></text:a><text:a xlink:type="simple" xlink:href="#_Toc115102974" text:style-name="Index_20_Link" text:visited-style-name="Index_20_Link">СТАДІЇ І ЕТАПИ РОЗРОБКИ</text:a><text:a xlink:type="simple" xlink:href="#_Toc115102974" text:style-name="Index_20_Link" text:visited-style-name="Index_20_Link"><text:span text:style-name="T12"><text:tab/>11</text:span></text:a></text:p>
          <text:p text:style-name="Contents_20_1"><text:a xlink:type="simple" xlink:href="#_Toc115102975" text:style-name="Index_20_Link" text:visited-style-name="Index_20_Link">7</text:a><text:a xlink:type="simple" xlink:href="#_Toc115102975" text:style-name="Index_20_Link" text:visited-style-name="Index_20_Link"><text:span text:style-name="T11"><text:tab/></text:span></text:a><text:a xlink:type="simple" xlink:href="#_Toc115102975" text:style-name="Index_20_Link" text:visited-style-name="Index_20_Link">ПОРЯДОК КОНТРОЛЮ ТА ПРИЙМАННЯ</text:a><text:a xlink:type="simple" xlink:href="#_Toc115102975" text:style-name="Index_20_Link" text:visited-style-name="Index_20_Link"><text:span text:style-name="T12"><text:tab/>12</text:span></text:a></text:p>
        </text:index-body>
      </text:table-of-content>
      <text:p text:style-name="P6"/>
      <text:list xml:id="list3473302631" text:style-name="WWNum3">
        <text:list-item>
          <text:h text:style-name="P17" text:outline-level="1"><text:bookmark-start text:name="_Toc115102948"/><text:bookmark-start text:name="_Toc102660908"/>НАЙМЕНУВАННЯ<text:span text:style-name="T7"> ТА ГАЛУЗЬ ЗАСТОСУВАННЯ</text:span><text:bookmark-end text:name="_Toc115102948"/><text:bookmark-end text:name="_Toc102660908"/></text:h>
        </text:list-item>
      </text:list>
      <text:p text:style-name="Standard">Назва розробки: <text:span text:style-name="T27">Kin-News — система по агрегації та аналізу новин</text:span></text:p>
      <text:p text:style-name="Standard">Галузь застосування: <text:span text:style-name="T25">Повсякдевне життя, дослідження у сфері соціології</text:span></text:p>
      <text:p text:style-name="Standard">Наведене технічне завдання поширюється на розробку <text:span text:style-name="T27">Kin-News</text:span><text:span text:style-name="T7"> котре використовується для </text:span><text:span text:style-name="T8">перегляду новин, та отримання детальної статистики новинного потоку за первий проміжок часу</text:span><text:span text:style-name="T7"> та призначена для </text:span><text:span text:style-name="T8">спрощенного перегляду новин та отмання детальної статистики новинного потоку.</text:span></text:p>
      <text:list xml:id="list192237927953311" text:continue-numbering="true" text:style-name="WWNum3">
        <text:list-item>
          <text:h text:style-name="P18" text:outline-level="1"><text:bookmark-start text:name="_Toc115102949"/><text:bookmark-start text:name="_Toc102660909"/><text:span text:style-name="T7">ПІДСТАВА</text:span> ДЛЯ РОЗРОБКИ<text:bookmark-end text:name="_Toc115102949"/><text:bookmark-end text:name="_Toc102660909"/></text:h>
        </text:list-item>
      </text:list>
      <text:p text:style-name="Standard">Підставою для розробки <text:span text:style-name="T27">Kin-News</text:span> є завдання на курсову роботу, затверджене кафедрою інформатики та програмної інженерії Національного технічного університету України «Київський політехнічний інститут імені Ігоря Сікорського».</text:p>
      <text:list xml:id="list192236956771703" text:continue-numbering="true" text:style-name="WWNum3">
        <text:list-item>
          <text:h text:style-name="P17" text:outline-level="1"><text:bookmark-start text:name="_Toc115102950"/><text:bookmark-start text:name="_Toc102660910"/>ПРИЗНАЧЕННЯ РОЗРОБКИ<text:bookmark-end text:name="_Toc115102950"/><text:bookmark-end text:name="_Toc102660910"/></text:h>
        </text:list-item>
      </text:list>
      <text:p text:style-name="Standard">Розробка призначена для <text:span text:style-name="T25">перегляду новин та отримання статистичних значень новинного потоку.</text:span></text:p>
      <text:p text:style-name="Standard">Метою розробки є <text:span text:style-name="T25">створення системи для агрегації та аналізу новин, що може повпливати на критичне мислення, переглядаючи новини одразу з кількох джерел та зменшити вплин пропаганди маючи інструмент аналізу новин.</text:span></text:p>
      <text:list xml:id="list192237445862216" text:continue-numbering="true" text:style-name="WWNum3">
        <text:list-item>
          <text:h text:style-name="P17" text:outline-level="1"><text:bookmark-start text:name="_Toc115102951"/><text:bookmark-start text:name="_Toc102660911"/><text:span text:style-name="T7">ВИМОГИ ДО </text:span>ПРОГРАМНОГО<text:span text:style-name="T7"> ЗАБЕЗПЕЧЕННЯ</text:span><text:bookmark-end text:name="_Toc115102951"/><text:bookmark-end text:name="_Toc102660911"/></text:h>
          <text:list>
            <text:list-item>
              <text:h text:style-name="P20" text:outline-level="2"><text:bookmark-start text:name="_Toc115102952"/><text:bookmark-start text:name="_Toc102660912"/>Вимоги до функціональних характеристик<text:bookmark-end text:name="_Toc115102952"/><text:bookmark-end text:name="_Toc102660912"/></text:h>
            </text:list-item>
          </text:list>
        </text:list-item>
      </text:list>
      <text:p text:style-name="Standard">Програмне забезпечення повинно забезпечувати виконання наступних основних функції:</text:p>
      <text:list xml:id="list192238223414397" text:continue-numbering="true" text:style-name="WWNum3">
        <text:list-item>
          <text:list>
            <text:list-item>
              <text:list>
                <text:list-item>
                  <text:h text:style-name="P23" text:outline-level="3"><text:bookmark-start text:name="_Toc115102953"/>Користувацького інтерфейсу<text:bookmark-end text:name="_Toc115102953"/></text:h>
                </text:list-item>
              </text:list>
            </text:list-item>
          </text:list>
        </text:list-item>
      </text:list>
      <text:list xml:id="list577771201" text:style-name="WWNum7">
        <text:list-item>
          <text:p text:style-name="P32"><text:span text:style-name="T8">Ф</text:span><text:span text:style-name="T7">орми створення власного кабінету, та логіну в кабінет</text:span></text:p>
        </text:list-item>
        <text:list-item>
          <text:p text:style-name="P27"/>
        </text:list-item>
      </text:list>
      <text:p text:style-name="Standard"/>
      <text:list xml:id="list192238659893877" text:continue-list="list192238223414397" text:style-name="WWNum3">
        <text:list-item>
          <text:list>
            <text:list-item>
              <text:list>
                <text:list-item>
                  <text:h text:style-name="P23" text:outline-level="3"><text:bookmark-start text:name="_Toc115102954"/>Для користувача:<text:bookmark-end text:name="_Toc115102954"/></text:h>
                </text:list-item>
              </text:list>
            </text:list-item>
          </text:list>
        </text:list-item>
      </text:list>
      <text:list xml:id="list192238152009084" text:continue-list="list577771201" text:style-name="WWNum7">
        <text:list-item>
          <text:p text:style-name="P26"><text:span text:style-name="T14">Можливість підписатись на N (до </text:span><text:span text:style-name="T16">12) </text:span><text:span text:style-name="T14">новосних телеграм каналів</text:span><text:span text:style-name="T7">;</text:span></text:p>
        </text:list-item>
        <text:list-item>
          <text:p text:style-name="P26"><text:span text:style-name="T14">Можливість перегляду ленти новин, де в хронолорічному порядку зображені </text:span><text:span text:style-name="T15">пости з підписаних каналів</text:span><text:span text:style-name="T7">.</text:span></text:p>
        </text:list-item>
        <text:list-item>
          <text:p text:style-name="P28">Можливість переглядати статистику з вибраних каналів за обриний проміжок часу. Пояснення: користувач може обрати від 1 до N каналів, з підписок, та отримати детальну стастику новин з цих каналів, за обраний проміжок часу. </text:p>
        </text:list-item>
        <text:list-item>
          <text:p text:style-name="P28">До статистики відносяться:</text:p>
        </text:list-item>
      </text:list>
      <text:p text:style-name="P34"><text:tab/>* <text:s text:c="2"/>Кількість постів <text:span text:style-name="T30">за вказаний час</text:span>, <text:span text:style-name="T30">та гістограма розподілу кількості <text:tab/><text:tab/>постів між каналами.</text:span></text:p>
      <text:p text:style-name="P34"><text:tab/>* <text:span text:style-name="T30">Статистика по сентиментальному аналізу новин (базуючись на <text:tab/>словниках тональності)</text:span></text:p>
      <text:p text:style-name="P34"><text:tab/>* <text:s text:c="2"/><text:span text:style-name="T30">Статистика по розподілу новин на теми: (економічні, політичні, <text:tab/><text:tab/>гуманітарні та новини про бойові дії) — базуючись на ML моделі.</text:span></text:p>
      <text:p text:style-name="P34"><text:tab/>* <text:s/><text:span text:style-name="T30">Розподіл того, як з часом змінювалась динаміка кількості новин в <text:tab/>обраних каналах, в межах обраного проміжку часу.</text:span></text:p>
      <text:p text:style-name="P34"/>
      <text:list xml:id="list192237652843428" text:continue-list="list192238659893877" text:style-name="WWNum3">
        <text:list-item>
          <text:list>
            <text:list-item>
              <text:h text:style-name="P19" text:outline-level="2"><text:bookmark-start text:name="_Toc115102957"/><text:bookmark-start text:name="_Toc102660913"/><text:soft-page-break/><text:span text:style-name="T18">Вимоги до надійності</text:span><text:bookmark-end text:name="_Toc115102957"/><text:bookmark-end text:name="_Toc102660913"/></text:h>
            </text:list-item>
          </text:list>
        </text:list-item>
      </text:list>
      <text:p text:style-name="Standard">Передбачити контроль введення інформації та захист від некоректних дій користувача. <text:span text:style-name="T26">Забезпечити цілісність інформації в базі даних.</text:span></text:p>
      <text:list xml:id="list192238756369015" text:continue-numbering="true" text:style-name="WWNum3">
        <text:list-item>
          <text:list>
            <text:list-item>
              <text:h text:style-name="P20" text:outline-level="2"><text:bookmark-start text:name="_Toc115102958"/><text:bookmark-start text:name="_Toc102660914"/>Умови експлуатації<text:bookmark-end text:name="_Toc115102958"/><text:bookmark-end text:name="_Toc102660914"/></text:h>
            </text:list-item>
          </text:list>
        </text:list-item>
      </text:list>
      <text:p text:style-name="Standard">Умови експлуатації згідно СанПін 2.2.2.542 – 96.</text:p>
      <text:list xml:id="list192238445287950" text:continue-numbering="true" text:style-name="WWNum3">
        <text:list-item>
          <text:list>
            <text:list-item>
              <text:list>
                <text:list-item>
                  <text:h text:style-name="P24" text:outline-level="3"><text:bookmark-start text:name="_Toc115102959"/>Вид обслуговування<text:bookmark-end text:name="_Toc115102959"/></text:h>
                </text:list-item>
              </text:list>
            </text:list-item>
          </text:list>
        </text:list-item>
      </text:list>
      <text:p text:style-name="P43">Вимоги до виду обслуговування не висуваються</text:p>
      <text:list xml:id="list192237329426979" text:continue-numbering="true" text:style-name="WWNum3">
        <text:list-item>
          <text:list>
            <text:list-item>
              <text:list>
                <text:list-item>
                  <text:h text:style-name="P24" text:outline-level="3"><text:bookmark-start text:name="_Toc115102960"/>Обслуговуючий персонал<text:bookmark-end text:name="_Toc115102960"/></text:h>
                </text:list-item>
              </text:list>
            </text:list-item>
          </text:list>
        </text:list-item>
      </text:list>
      <text:p text:style-name="P44"><text:tab/><text:tab/>Вимоги до обслуговуючого персоналу не висуваються</text:p>
      <text:list xml:id="list192237622791094" text:continue-numbering="true" text:style-name="WWNum3">
        <text:list-item>
          <text:list>
            <text:list-item>
              <text:h text:style-name="P20" text:outline-level="2"><text:bookmark-start text:name="_Toc102660915"/><text:bookmark-start text:name="_Toc115102961"/>Вимоги до складу і параметрів технічних засобів<text:bookmark-end text:name="_Toc102660915"/><text:bookmark-end text:name="_Toc115102961"/></text:h>
            </text:list-item>
          </text:list>
        </text:list-item>
      </text:list>
      <text:p text:style-name="Standard">Мінімальна конфігурація технічних засобів:</text:p>
      <text:list xml:id="list192238350715740" text:continue-list="list192238152009084" text:style-name="WWNum7">
        <text:list-item>
          <text:p text:style-name="P25">тип процесору:<text:span text:style-name="T20"> Intel Core i</text:span><text:span text:style-name="T23">3</text:span>;</text:p>
        </text:list-item>
        <text:list-item>
          <text:p text:style-name="P25">об‘єм ОЗП:<text:span text:style-name="T20"> 4 </text:span>Гб;</text:p>
        </text:list-item>
        <text:list-item>
          <text:p text:style-name="P25">підключення до мережі Інтернет зі швидкістю від 20 мегабіт;</text:p>
          <text:p text:style-name="P29"/>
        </text:list-item>
      </text:list>
      <text:p text:style-name="Standard">Рекомендована конфігурація технічних засобів</text:p>
      <text:list xml:id="list192237452522194" text:continue-numbering="true" text:style-name="WWNum7">
        <text:list-item>
          <text:p text:style-name="P30"><text:span text:style-name="T17">тип процесору:</text:span><text:span text:style-name="T21"> Intel Core i</text:span><text:span text:style-name="T17">7</text:span><text:span text:style-name="T7">;</text:span></text:p>
        </text:list-item>
        <text:list-item>
          <text:p text:style-name="P30"><text:span text:style-name="T17">об‘єм ОЗП:</text:span><text:span text:style-name="T21"> </text:span><text:span text:style-name="T22">32</text:span><text:span text:style-name="T21"> </text:span><text:span text:style-name="T17">Гб</text:span><text:span text:style-name="T7">;</text:span></text:p>
        </text:list-item>
        <text:list-item>
          <text:p text:style-name="P31">підключення до мережі Інтернет зі швидкістю від 100 мегабіт</text:p>
        </text:list-item>
      </text:list>
      <text:list xml:id="list192238580497896" text:continue-list="list192237622791094" text:style-name="WWNum3">
        <text:list-item>
          <text:list>
            <text:list-item>
              <text:h text:style-name="P20" text:outline-level="2"><text:bookmark-start text:name="_Toc102660916"/><text:bookmark-start text:name="_Toc115102962"/>Вимоги до інформаційної та програмної сумісності<text:bookmark-end text:name="_Toc102660916"/><text:bookmark-end text:name="_Toc115102962"/></text:h>
            </text:list-item>
          </text:list>
        </text:list-item>
      </text:list>
      <text:p text:style-name="P47"/>
      <text:p text:style-name="Standard"><text:span text:style-name="T26">Програмне забезпечення повинно працювати під управлінням </text:span><text:span text:style-name="T28">всіх ОС, що мають браузер</text:span><text:span text:style-name="T26">.</text:span></text:p>
      <text:list xml:id="list192238736552733" text:continue-numbering="true" text:style-name="WWNum3">
        <text:list-item>
          <text:list>
            <text:list-item>
              <text:list>
                <text:list-item>
                  <text:h text:style-name="P23" text:outline-level="3"><text:bookmark-start text:name="_Toc115102963"/><text:soft-page-break/>Вимоги до вхідних даних<text:bookmark-end text:name="_Toc115102963"/></text:h>
                </text:list-item>
              </text:list>
            </text:list-item>
          </text:list>
        </text:list-item>
      </text:list>
      <text:p text:style-name="Standard">Вхідні дані <text:span text:style-name="T13">відсутні</text:span></text:p>
      <text:list xml:id="list192237782240157" text:continue-numbering="true" text:style-name="WWNum3">
        <text:list-item>
          <text:list>
            <text:list-item>
              <text:list>
                <text:list-item>
                  <text:h text:style-name="P23" text:outline-level="3"><text:bookmark-start text:name="_Toc115102964"/>Вимоги до вихідних даних<text:bookmark-end text:name="_Toc115102964"/></text:h>
                </text:list-item>
              </text:list>
            </text:list-item>
          </text:list>
        </text:list-item>
      </text:list>
      <text:p text:style-name="Standard">Результати <text:span text:style-name="T29">у вигляді json</text:span></text:p>
      <text:list xml:id="list192237273779043" text:continue-numbering="true" text:style-name="WWNum3">
        <text:list-item>
          <text:list>
            <text:list-item>
              <text:list>
                <text:list-item>
                  <text:h text:style-name="P23" text:outline-level="3"><text:bookmark-start text:name="_Toc115102965"/>Вимоги до мови розробки<text:bookmark-end text:name="_Toc115102965"/></text:h>
                </text:list-item>
              </text:list>
            </text:list-item>
          </text:list>
        </text:list-item>
      </text:list>
      <text:p text:style-name="Standard">Розробку виконати на мові програмування <text:span text:style-name="T29">Python та JS</text:span></text:p>
      <text:list xml:id="list192237233338306" text:continue-numbering="true" text:style-name="WWNum3">
        <text:list-item>
          <text:list>
            <text:list-item>
              <text:list>
                <text:list-item>
                  <text:h text:style-name="P23" text:outline-level="3"><text:bookmark-start text:name="_Toc115102966"/>Вимоги до середовища розробки<text:bookmark-end text:name="_Toc115102966"/></text:h>
                </text:list-item>
              </text:list>
            </text:list-item>
          </text:list>
        </text:list-item>
      </text:list>
      <text:p text:style-name="Standard">Розробку виконати на платформі <text:span text:style-name="T29">PyCharm та WebShtorm</text:span></text:p>
      <text:list xml:id="list192237050071960" text:continue-numbering="true" text:style-name="WWNum3">
        <text:list-item>
          <text:list>
            <text:list-item>
              <text:list>
                <text:list-item>
                  <text:h text:style-name="P22" text:outline-level="3"><text:bookmark-start text:name="_Toc115102967"/><text:span text:style-name="T19">Вимоги до представленню вихідних кодів</text:span><text:bookmark-end text:name="_Toc115102967"/><text:span text:style-name="T19"> </text:span></text:h>
                </text:list-item>
              </text:list>
            </text:list-item>
          </text:list>
        </text:list-item>
      </text:list>
      <text:p text:style-name="Standard"><text:span text:style-name="T7">Вихідний код програми має бути представлений у вигляді </text:span><text:span text:style-name="T9">архіву</text:span></text:p>
      <text:list xml:id="list192237706094845" text:continue-numbering="true" text:style-name="WWNum3">
        <text:list-item>
          <text:list>
            <text:list-item>
              <text:h text:style-name="P20" text:outline-level="2"><text:bookmark-start text:name="_Toc115102968"/><text:bookmark-start text:name="_Toc102660917"/>Вимоги до маркування та пакування<text:bookmark-end text:name="_Toc115102968"/><text:bookmark-end text:name="_Toc102660917"/></text:h>
            </text:list-item>
          </text:list>
        </text:list-item>
      </text:list>
      <text:p text:style-name="P45">Вимоги до маркування та пакування не висуваються.</text:p>
      <text:list xml:id="list192237027306770" text:continue-numbering="true" text:style-name="WWNum3">
        <text:list-item>
          <text:list>
            <text:list-item>
              <text:h text:style-name="P20" text:outline-level="2"><text:bookmark-start text:name="_Toc115102969"/><text:bookmark-start text:name="_Toc102660918"/>Вимоги до транспортування та зберігання<text:bookmark-end text:name="_Toc115102969"/><text:bookmark-end text:name="_Toc102660918"/></text:h>
            </text:list-item>
          </text:list>
        </text:list-item>
      </text:list>
      <text:p text:style-name="P45">Вимоги до транспортування та зберігання не висуваються.</text:p>
      <text:list xml:id="list192238755044963" text:continue-numbering="true" text:style-name="WWNum3">
        <text:list-item>
          <text:list>
            <text:list-item>
              <text:h text:style-name="P20" text:outline-level="2"><text:bookmark-start text:name="_Toc115102970"/><text:bookmark-start text:name="_Toc102660919"/>Спеціальні вимоги<text:bookmark-end text:name="_Toc115102970"/><text:bookmark-end text:name="_Toc102660919"/></text:h>
            </text:list-item>
          </text:list>
        </text:list-item>
      </text:list>
      <text:p text:style-name="P6"><text:bookmark text:name="_GoBack"/></text:p>
      <text:list xml:id="list192238533039128" text:continue-numbering="true" text:style-name="WWNum3">
        <text:list-item>
          <text:h text:style-name="P17" text:outline-level="1"><text:bookmark-start text:name="_Toc115102971"/><text:bookmark-start text:name="_Toc102660920"/>ВИМОГИ ДО ПРОГРАМНОЇ ДОКУМЕНТАЦІЇ<text:bookmark-end text:name="_Toc115102971"/><text:bookmark-end text:name="_Toc102660920"/></text:h>
          <text:list>
            <text:list-item>
              <text:h text:style-name="P21" text:outline-level="2"><text:bookmark-start text:name="_Toc115102972"/>Попередній склад програмної документації<text:bookmark-end text:name="_Toc115102972"/></text:h>
            </text:list-item>
          </text:list>
        </text:list-item>
      </text:list>
      <text:p text:style-name="Standard">У склад супроводжувальної документації повинні входити наступні документи на аркушах формату А4:</text:p>
      <text:list xml:id="list192237858765138" text:continue-list="list192237452522194" text:style-name="WWNum7">
        <text:list-item>
          <text:p text:style-name="P27">пояснювальна записка;</text:p>
        </text:list-item>
        <text:list-item>
          <text:p text:style-name="P27">технічне завдання;</text:p>
        </text:list-item>
        <text:list-item>
          <text:p text:style-name="P29">керівництво користувача;</text:p>
        </text:list-item>
        <text:list-item>
          <text:p text:style-name="P29">керівництво програміста;</text:p>
        </text:list-item>
        <text:list-item>
          <text:p text:style-name="P29">керівництво системного програміста;</text:p>
        </text:list-item>
        <text:list-item>
          <text:p text:style-name="P29">керівництво адміністратора;</text:p>
        </text:list-item>
        <text:list-item>
          <text:p text:style-name="P27">програма та методика тестування;</text:p>
        </text:list-item>
        <text:list-item>
          <text:p text:style-name="P27">текст програми.</text:p>
        </text:list-item>
      </text:list>
      <text:p text:style-name="Standard">Графічна частина повинна бути виконана на аркушах формату А3 та містити наступні документи:</text:p>
      <text:list xml:id="list192238511231084" text:continue-numbering="true" text:style-name="WWNum7">
        <text:list-item>
          <text:p text:style-name="P33">схема структура інформаційної системи;</text:p>
        </text:list-item>
        <text:list-item>
          <text:p text:style-name="P33">схема структурна програмного забезпечення;</text:p>
        </text:list-item>
        <text:list-item>
          <text:p text:style-name="P33">схема функціональна програмного забезпечення;</text:p>
        </text:list-item>
        <text:list-item>
          <text:p text:style-name="P33">схема структура потоків даних програмного забезпечення або його частини;</text:p>
        </text:list-item>
        <text:list-item>
          <text:p text:style-name="P33">схема структурна компонентів структур даних;</text:p>
        </text:list-item>
        <text:list-item>
          <text:p text:style-name="P33">схема структурна варіантів використання;</text:p>
        </text:list-item>
        <text:list-item>
          <text:p text:style-name="P33">схема структурна концептуальної моделі предметного середовища;</text:p>
        </text:list-item>
        <text:list-item>
          <text:p text:style-name="P33">схеми взаємодії об’єктів, об’єктна декомпозиція;</text:p>
        </text:list-item>
        <text:list-item>
          <text:p text:style-name="P33">схема структурна компонент;</text:p>
        </text:list-item>
        <text:list-item>
          <text:p text:style-name="P33">схема структурна класів програмного забезпечення;</text:p>
        </text:list-item>
        <text:list-item>
          <text:p text:style-name="P33">схема структурна станів інтерфейсу;</text:p>
        </text:list-item>
        <text:list-item>
          <text:p text:style-name="P33">креслення вигляду екранних форм.</text:p>
        </text:list-item>
      </text:list>
      <text:p text:style-name="Standard"/>
      <text:list xml:id="list192237671550551" text:continue-list="list192238533039128" text:style-name="WWNum3">
        <text:list-item>
          <text:list>
            <text:list-item>
              <text:h text:style-name="P21" text:outline-level="2"><text:bookmark-start text:name="_Toc115102973"/>Спеціальні вимоги до програмної документації<text:bookmark-end text:name="_Toc115102973"/></text:h>
            </text:list-item>
          </text:list>
        </text:list-item>
      </text:list>
      <text:p text:style-name="Standard"><text:bookmark-start text:name="_Toc102660921"/><text:soft-page-break/>Програмні модулі, котрі розробляються, повинні бути задокументовані, тобто тексти програм повинні містити всі необхідні коментарі.<text:bookmark-end text:name="_Toc102660921"/></text:p>
      <text:list xml:id="list192237899662459" text:continue-numbering="true" text:style-name="WWNum3">
        <text:list-item>
          <text:h text:style-name="P17" text:outline-level="1"><text:bookmark-start text:name="_Toc115102974"/><text:bookmark-start text:name="_Toc102660925"/>СТАДІЇ І ЕТАПИ РОЗРОБКИ<text:bookmark-end text:name="_Toc115102974"/><text:bookmark-end text:name="_Toc102660925"/></text:h>
        </text:list-item>
      </text:list>
      <text:p text:style-name="P46">&lt;Брати з листа завдання&gt;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9">№ </text:p>
          </table:table-cell>
          <table:table-cell table:style-name="Table2.A1" office:value-type="string">
            <text:p text:style-name="P11">Назва етапу</text:p>
          </table:table-cell>
          <table:table-cell table:style-name="Table2.A1" office:value-type="string">
            <text:p text:style-name="P11">Строк</text:p>
          </table:table-cell>
          <table:table-cell table:style-name="Table2.A1" office:value-type="string">
            <text:p text:style-name="P11">Звітність</text:p>
          </table:table-cell>
        </table:table-row>
        <table:table-row table:style-name="Table2.1">
          <table:table-cell table:style-name="Table2.A1" office:value-type="string">
            <text:p text:style-name="P9">1.</text:p>
          </table:table-cell>
          <table:table-cell table:style-name="Table2.A1" office:value-type="string">
            <text:p text:style-name="P12">Вивчення літератури за тематикою роботи</text:p>
          </table:table-cell>
          <table:table-cell table:style-name="Table2.A1" office:value-type="string">
            <text:p text:style-name="P42">21.02</text:p>
          </table:table-cell>
          <table:table-cell table:style-name="Table2.A1" office:value-type="string">
            <text:p text:style-name="P12"/>
          </table:table-cell>
        </table:table-row>
        <table:table-row table:style-name="Table2.1">
          <table:table-cell table:style-name="Table2.A1" office:value-type="string">
            <text:p text:style-name="P9">2.</text:p>
          </table:table-cell>
          <table:table-cell table:style-name="Table2.A1" office:value-type="string">
            <text:p text:style-name="P12">Розробка технічного завдання</text:p>
          </table:table-cell>
          <table:table-cell table:style-name="Table2.A1" office:value-type="string">
            <text:p text:style-name="P42">03.03</text:p>
          </table:table-cell>
          <table:table-cell table:style-name="Table2.A1" office:value-type="string">
            <text:p text:style-name="P12">Технічне завдання</text:p>
          </table:table-cell>
        </table:table-row>
        <table:table-row table:style-name="Table2.1">
          <table:table-cell table:style-name="Table2.A1" office:value-type="string">
            <text:p text:style-name="P9">3.</text:p>
          </table:table-cell>
          <table:table-cell table:style-name="Table2.A1" office:value-type="string">
            <text:p text:style-name="P12">Аналіз вимог та уточнення специфікацій</text:p>
          </table:table-cell>
          <table:table-cell table:style-name="Table2.A1" office:value-type="string">
            <text:p text:style-name="P42">19.03</text:p>
          </table:table-cell>
          <table:table-cell table:style-name="Table2.A1" office:value-type="string">
            <text:p text:style-name="P12">Специфікації програмного забезпечення</text:p>
          </table:table-cell>
        </table:table-row>
        <table:table-row table:style-name="Table2.1">
          <table:table-cell table:style-name="Table2.A1" office:value-type="string">
            <text:p text:style-name="P9">4.</text:p>
          </table:table-cell>
          <table:table-cell table:style-name="Table2.A1" office:value-type="string">
            <text:p text:style-name="P12">Проектування структури програмного забезпечення, проектування компонентів</text:p>
          </table:table-cell>
          <table:table-cell table:style-name="Table2.A1" office:value-type="string">
            <text:p text:style-name="P42">30.03</text:p>
          </table:table-cell>
          <table:table-cell table:style-name="Table2.A1" office:value-type="string">
            <text:p text:style-name="P12">Схема структурна програмного забезпечення та специфікація компонентів (діаграма класів, схема алгоритму)</text:p>
          </table:table-cell>
        </table:table-row>
        <table:table-row table:style-name="Table2.1">
          <table:table-cell table:style-name="Table2.A1" office:value-type="string">
            <text:p text:style-name="P9">5.</text:p>
          </table:table-cell>
          <table:table-cell table:style-name="Table2.A1" office:value-type="string">
            <text:p text:style-name="P12">Програмна реалізація програмного забезпечення</text:p>
          </table:table-cell>
          <table:table-cell table:style-name="Table2.A1" office:value-type="string">
            <text:p text:style-name="P42">05.04</text:p>
          </table:table-cell>
          <table:table-cell table:style-name="Table2.A1" office:value-type="string">
            <text:p text:style-name="P12">Тексти програмного забезпечення</text:p>
          </table:table-cell>
        </table:table-row>
        <table:table-row table:style-name="Table2.1">
          <table:table-cell table:style-name="Table2.A1" office:value-type="string">
            <text:p text:style-name="P9">6.</text:p>
          </table:table-cell>
          <table:table-cell table:style-name="Table2.A1" office:value-type="string">
            <text:p text:style-name="P12">Тестування програмного забезпечення</text:p>
          </table:table-cell>
          <table:table-cell table:style-name="Table2.A1" office:value-type="string">
            <text:p text:style-name="P42">10.04</text:p>
          </table:table-cell>
          <table:table-cell table:style-name="Table2.A1" office:value-type="string">
            <text:p text:style-name="P12">Тести, результати тестування</text:p>
          </table:table-cell>
        </table:table-row>
        <table:table-row table:style-name="Table2.1">
          <table:table-cell table:style-name="Table2.A1" office:value-type="string">
            <text:p text:style-name="P9">7.</text:p>
          </table:table-cell>
          <table:table-cell table:style-name="Table2.A1" office:value-type="string">
            <text:p text:style-name="P12">Розробка матеріалів текстової частини роботи</text:p>
          </table:table-cell>
          <table:table-cell table:style-name="Table2.A1" office:value-type="string">
            <text:p text:style-name="P42">14.04</text:p>
          </table:table-cell>
          <table:table-cell table:style-name="Table2.A1" office:value-type="string">
            <text:p text:style-name="P12">Пояснювальна записка</text:p>
          </table:table-cell>
        </table:table-row>
        <table:table-row table:style-name="Table2.1">
          <table:table-cell table:style-name="Table2.A1" office:value-type="string">
            <text:p text:style-name="P9">8.</text:p>
          </table:table-cell>
          <table:table-cell table:style-name="Table2.A1" office:value-type="string">
            <text:p text:style-name="P12">Розробка матеріалів графічної частини роботи</text:p>
          </table:table-cell>
          <table:table-cell table:style-name="Table2.A1" office:value-type="string">
            <text:p text:style-name="P42">20.04</text:p>
          </table:table-cell>
          <table:table-cell table:style-name="Table2.A1" office:value-type="string">
            <text:p text:style-name="P12">Графічний матеріал проекту</text:p>
          </table:table-cell>
        </table:table-row>
        <table:table-row table:style-name="Table2.1">
          <table:table-cell table:style-name="Table2.A1" office:value-type="string">
            <text:p text:style-name="P9">9.</text:p>
          </table:table-cell>
          <table:table-cell table:style-name="Table2.A1" office:value-type="string">
            <text:p text:style-name="P12">Оформлення технічної документації роботи</text:p>
          </table:table-cell>
          <table:table-cell table:style-name="Table2.A1" office:value-type="string">
            <text:p text:style-name="P42">29.04</text:p>
          </table:table-cell>
          <table:table-cell table:style-name="Table2.A1" office:value-type="string">
            <text:p text:style-name="P12">Технічна документація</text:p>
          </table:table-cell>
        </table:table-row>
      </table:table>
      <text:p text:style-name="Standard"/>
      <text:list xml:id="list192237174263342" text:continue-numbering="true" text:style-name="WWNum3">
        <text:list-item>
          <text:h text:style-name="P17" text:outline-level="1"><text:bookmark-start text:name="_Toc115102975"/><text:bookmark-start text:name="_Toc102660926"/>ПОРЯДОК КОНТРОЛЮ ТА ПРИЙМАННЯ<text:bookmark-end text:name="_Toc115102975"/><text:bookmark-end text:name="_Toc102660926"/></text:h>
        </text:list-item>
      </text:list>
      <text:p text:style-name="Standard">Тестування розробленого програмного продукту виконується відповідно до “Програми та методики тестування”.</text:p>
      <text:section text:style-name="Sect1" text:name="TextSection">
        <text:p text:style-name="P8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Times New Roman1" svg:font-family="'Times New Roman'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Courier New1" svg:font-family="'Courier New'" style:font-family-generic="roman" style:font-pitch="variable"/>
    <style:font-face style:name="GOST type A" svg:font-family="'GOST type A'" style:font-family-generic="roman" style:font-pitch="variable"/>
    <style:font-face style:name="ISOCPEUR" svg:font-family="ISOCPEUR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true" fo:line-height="150%" fo:text-align="justify" style:justify-single-word="false" fo:orphans="2" fo:widows="2" fo:hyphenation-ladder-count="no-limit" fo:text-indent="0.4925in" style:auto-text-indent="false" style:writing-mode="lr-tb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2pt" fo:hyphenate="fals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5689in" fo:margin-right="0in" fo:margin-top="0in" fo:margin-bottom="0in" loext:contextual-spacing="false" fo:line-height="100%" fo:text-align="start" style:justify-single-word="false" fo:orphans="0" fo:widows="0" fo:text-indent="0in" style:auto-text-indent="false"/>
      <style:text-properties fo:language="en" fo:country="US" style:language-asian="en" style:country-asian="US" style:font-size-complex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List_20_Paragraph" style:next-style-name="Standard" style:default-outline-level="1" style:class="text">
      <style:paragraph-properties fo:margin-top="0.1665in" fo:margin-bottom="0.1665in" loext:contextual-spacing="false" fo:text-align="center" style:justify-single-word="false" fo:hyphenation-ladder-count="no-limit" fo:break-before="page"/>
      <style:text-properties fo:text-transform="uppercase" fo:font-weight="bold" style:font-weight-asian="bold" fo:hyphenate="false" fo:hyphenation-remain-char-count="2" fo:hyphenation-push-char-count="2" loext:hyphenation-no-caps="false"/>
    </style:style>
    <style:style style:name="Heading_20_2" style:display-name="Heading 2" style:family="paragraph" style:parent-style-name="List_20_Paragraph" style:next-style-name="Standard" style:default-outline-level="2" style:class="text">
      <style:paragraph-properties fo:margin-top="0.1665in" fo:margin-bottom="0.1665in" loext:contextual-spacing="false" fo:keep-with-next="always"/>
      <style:text-properties fo:font-weight="bold" style:font-weight-asian="bold"/>
    </style:style>
    <style:style style:name="Heading_20_3" style:display-name="Heading 3" style:family="paragraph" style:parent-style-name="List_20_Paragraph" style:next-style-name="Standard" style:default-outline-level="3" style:class="text">
      <style:paragraph-properties fo:margin-top="0.1665in" fo:margin-bottom="0.1665in" loext:contextual-spacing="false" fo:text-align="start" style:justify-single-word="false" fo:keep-with-next="always"/>
      <style:text-properties fo:font-style="italic" style:font-style-asian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28in" fo:margin-bottom="0in" loext:contextual-spacing="true" fo:keep-together="always" fo:keep-with-next="always"/>
      <style:text-properties fo:color="#2e74b5" style:font-name="Calibri Light1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28in" fo:margin-bottom="0in" loext:contextual-spacing="true" fo:keep-together="always" fo:keep-with-next="always"/>
      <style:text-properties fo:color="#2e74b5" style:font-name="Calibri Light1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28in" fo:margin-bottom="0in" loext:contextual-spacing="true" fo:keep-together="always" fo:keep-with-next="always"/>
      <style:text-properties fo:color="#1f4d78" style:font-name="Calibri Light1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28in" fo:margin-bottom="0in" loext:contextual-spacing="true" fo:keep-together="always" fo:keep-with-next="always"/>
      <style:text-properties fo:color="#1f4d78" style:font-name="Calibri Light1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28in" fo:margin-bottom="0in" loext:contextual-spacing="true" fo:keep-together="always" fo:keep-with-next="always"/>
      <style:text-properties fo:color="#272727" style:font-name="Calibri Light1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28in" fo:margin-bottom="0in" loext:contextual-spacing="true" fo:keep-together="always" fo:keep-with-next="always"/>
      <style:text-properties fo:color="#272727" style:font-name="Calibri Light1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No_20_Spacing" style:display-name="No Spacing" style:family="paragraph" style:default-outline-level=""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.4925in" style:auto-text-indent="false" style:writing-mode="lr-tb"/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Subtitle" style:family="paragraph" style:parent-style-name="Standard" style:next-style-name="Standard" style:default-outline-level="" style:class="chapter">
      <style:paragraph-properties fo:margin-left="0in" fo:margin-right="0in" fo:margin-top="0in" fo:margin-bottom="0.111in" loext:contextual-spacing="true" fo:text-indent="0.4925in" style:auto-text-indent="false"/>
      <style:text-properties fo:color="#5a5a5a" style:font-name="Calibri" fo:font-family="Calibri" style:font-family-generic="roman" style:font-pitch="variable" fo:font-size="11pt" fo:letter-spacing="0.0102in" style:font-name-asian="Calibri1" style:font-family-asian="Calibri" style:font-family-generic-asian="system" style:font-pitch-asian="variable" style:font-size-asian="11pt" style:font-name-complex="DejaVu Sans" style:font-family-complex="'DejaVu Sans'" style:font-family-generic-complex="system" style:font-pitch-complex="variable" style:font-size-complex="11pt"/>
    </style:style>
    <style:style style:name="Title" style:family="paragraph" style:parent-style-name="Standard" style:next-style-name="Standard" style:default-outline-level="" style:class="chapter">
      <style:paragraph-properties fo:line-height="100%"/>
      <style:text-properties style:font-name="Calibri Light1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Титулка_20__28_шапка_20_1_29_" style:display-name="Титулка (шапка 1)" style:family="paragraph" style:parent-style-name="Standard" style:default-outline-level="">
      <style:paragraph-properties fo:margin-left="0in" fo:margin-right="0in" fo:line-height="100%" fo:text-align="center" style:justify-single-word="false" fo:text-indent="0in" style:auto-text-indent="false"/>
      <style:text-properties fo:text-transform="uppercase" fo:font-size="12pt" fo:font-weight="bold" style:font-size-asian="12pt" style:font-weight-asian="bold" style:font-weight-complex="bold"/>
    </style:style>
    <style:style style:name="Титулка_20__28_шапка_20_2_29_" style:display-name="Титулка (шапка 2)" style:family="paragraph" style:parent-style-name="Standard" style:default-outline-level="">
      <style:paragraph-properties fo:margin-left="0in" fo:margin-right="0in" fo:line-height="100%" fo:text-align="center" style:justify-single-word="false" fo:text-indent="0in" style:auto-text-indent="false">
        <style:tab-stops>
          <style:tab-stop style:position="6.1827in" style:leader-style="solid" style:leader-text="_"/>
        </style:tab-stops>
      </style:paragraph-properties>
      <style:text-properties style:text-underline-style="solid" style:text-underline-width="auto" style:text-underline-color="font-color"/>
    </style:style>
    <style:style style:name="Титулка_20__28_шапка_20_3_29_" style:display-name="Титулка (шапка 3)" style:family="paragraph" style:parent-style-name="Standard" style:default-outline-level="">
      <style:paragraph-properties fo:margin-left="0in" fo:margin-right="0in" fo:line-height="100%" fo:text-align="center" style:justify-single-word="false" fo:text-indent="0in" style:auto-text-indent="false">
        <style:tab-stops>
          <style:tab-stop style:position="6.1827in" style:leader-style="solid" style:leader-text="_"/>
          <style:tab-stop style:position="6.6882in" style:leader-style="solid" style:leader-text="_"/>
        </style:tab-stops>
      </style:paragraph-properties>
      <style:text-properties style:text-position="super 58%"/>
    </style:style>
    <style:style style:name="Титулка_20__28_шапка_20_4_29_" style:display-name="Титулка (шапка 4)" style:family="paragraph" style:parent-style-name="Standard" style:default-outline-level="">
      <style:paragraph-properties fo:margin-left="3.9374in" fo:margin-right="0in" fo:margin-top="0in" fo:margin-bottom="0.0972in" loext:contextual-spacing="true" fo:line-height="100%" fo:text-align="start" style:justify-single-word="false" fo:text-indent="0in" style:auto-text-indent="false"/>
      <style:text-properties fo:font-size="13pt" style:font-size-asian="13pt"/>
    </style:style>
    <style:style style:name="Титулка_20__28_заголовок_20_1_29_" style:display-name="Титулка (заголовок 1)" style:family="paragraph" style:parent-style-name="Standard" style:default-outline-level="">
      <style:paragraph-properties fo:margin-left="0in" fo:margin-right="0in" fo:line-height="100%" fo:text-align="center" style:justify-single-word="false" fo:text-indent="0in" style:auto-text-indent="false">
        <style:tab-stops>
          <style:tab-stop style:position="6.1827in" style:type="right" style:leader-style="solid" style:leader-text="_"/>
        </style:tab-stops>
      </style:paragraph-properties>
      <style:text-properties fo:font-size="20pt" fo:font-weight="bold" style:font-size-asian="20pt" style:font-weight-asian="bold" style:font-size-complex="20pt"/>
    </style:style>
    <style:style style:name="Титулка_20__28_заголовок_20_2_29_" style:display-name="Титулка (заголовок 2)" style:family="paragraph" style:parent-style-name="Титулка_20__28_заголовок_20_1_29_" style:default-outline-level="">
      <style:text-properties fo:font-size="13pt" style:font-size-asian="13pt" style:font-size-complex="13pt"/>
    </style:style>
    <style:style style:name="Титулка_20__28_тело_29_" style:display-name="Титулка (тело)" style:family="paragraph" style:default-outline-level="">
      <style:paragraph-properties fo:margin-top="0in" fo:margin-bottom="0in" loext:contextual-spacing="false" fo:line-height="108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3pt" fo:language="uk" fo:country="UA" style:font-name-asian="Times New Roman2" style:font-family-asian="'Times New Roman'" style:font-family-generic-asian="system" style:font-pitch-asian="variable" style:font-size-asian="13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Титулка_20__28_тело_20_верхн._29_" style:display-name="Титулка (тело верхн.)" style:family="paragraph" style:parent-style-name="Standard" style:default-outline-level="">
      <style:paragraph-properties fo:margin-left="0in" fo:margin-right="0in" fo:line-height="100%" fo:text-indent="0in" style:auto-text-indent="false"/>
      <style:text-properties style:text-position="super 58%" fo:font-size="13pt" style:font-size-asian="13pt" style:font-size-complex="13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SOCPEUR_20_11_20_K" style:display-name="ISOCPEUR 11 K" style:family="paragraph" style:parent-style-name="No_20_Spacing" style:default-outline-level="">
      <style:paragraph-properties fo:margin-left="0in" fo:margin-right="0in" fo:text-align="center" style:justify-single-word="false" fo:text-indent="0in" style:auto-text-indent="false"/>
      <style:text-properties style:font-name="GOST type A" fo:font-family="'GOST type A'" style:font-family-generic="roman" style:font-pitch="variable" fo:font-size="12pt" fo:language="uk" fo:country="UA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/>
    </style:style>
    <style:style style:name="TNR_5f_14_5f_1.5" style:display-name="TNR_14_1.5" style:family="paragraph" style:parent-style-name="No_20_Spacing" style:default-outline-level="">
      <style:paragraph-properties fo:line-height="150%" fo:text-align="start" style:justify-single-word="false"/>
      <style:text-properties style:font-name-asian="Calibri1" style:font-family-asian="Calibri" style:font-family-generic-asian="system" style:font-pitch-asian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.4925in" style:auto-text-indent="false"/>
    </style:style>
    <style:style style:name="Plain_20_Text" style:display-name="Plain Text" style:family="paragraph" style:parent-style-name="Standard" style:default-outline-level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Courier New1" fo:font-family="'Courier New'" style:font-family-generic="roman" style:font-pitch="variable" fo:font-size="10pt" style:font-size-asian="10pt" style:font-size-complex="10pt"/>
    </style:style>
    <style:style style:name="Без_20_отступа" style:display-name="Без отступа" style:family="paragraph" style:parent-style-name="Standard" style:default-outline-level="">
      <style:paragraph-properties fo:margin-left="0in" fo:margin-right="0in" fo:margin-top="0in" fo:margin-bottom="0in" loext:contextual-spacing="false" fo:text-indent="0in" style:auto-text-indent="false"/>
      <style:text-properties style:letter-kerning="true"/>
    </style:style>
    <style:style style:name="Рисунок" style:family="paragraph" style:parent-style-name="Standard" style:default-outline-level="">
      <style:paragraph-properties fo:margin-left="0in" fo:margin-right="0in" fo:margin-top="0.3335in" fo:margin-bottom="0in" loext:contextual-spacing="true" fo:text-align="center" style:justify-single-word="false" fo:text-indent="0in" style:auto-text-indent="false" fo:keep-with-next="always"/>
      <style:text-properties style:font-size-complex="14pt"/>
    </style:style>
    <style:style style:name="Подпись_20_рисунка" style:display-name="Подпись рисунка" style:family="paragraph" style:parent-style-name="Heading_20_3" style:default-outline-level="" style:list-style-name="">
      <style:paragraph-properties fo:margin-left="1.1in" fo:margin-right="0in" fo:margin-top="0.1665in" fo:margin-bottom="0.3335in" loext:contextual-spacing="true" fo:text-align="center" style:justify-single-word="false" fo:text-indent="-1.1in" style:auto-text-indent="false"/>
      <style:text-properties fo:font-style="normal" style:font-style-asian="normal"/>
    </style:style>
    <style:style style:name="Подпись_20_таблицы" style:display-name="Подпись таблицы" style:family="paragraph" style:parent-style-name="Подпись_20_рисунка" style:default-outline-level="">
      <style:paragraph-properties fo:margin-left="1.1in" fo:margin-right="0in" fo:margin-top="0.3335in" fo:margin-bottom="0.1665in" loext:contextual-spacing="true" fo:text-indent="-1.1in" style:auto-text-indent="false"/>
    </style:style>
    <style:style style:name="Список_20__28_дипл_29_" style:display-name="Список (дипл)" style:family="paragraph" style:parent-style-name="List_20_Paragraph" style:default-outline-level="">
      <style:text-properties style:font-size-complex="14pt"/>
    </style:style>
    <style:style style:name="Нумерация_20__28_дипл_29_" style:display-name="Нумерация (дипл)" style:family="paragraph" style:parent-style-name="List_20_Paragraph" style:default-outline-level="">
      <style:text-properties fo:background-color="#ffffff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1665in" fo:margin-bottom="0in" loext:contextual-spacing="false" fo:line-height="108%" fo:text-align="start" style:justify-single-word="false" fo:keep-together="always" fo:hyphenation-ladder-count="no-limit" fo:break-before="auto" fo:break-after="auto" fo:keep-with-next="always"/>
      <style:text-properties fo:font-variant="normal" fo:text-transform="none" fo:color="#2e74b5" style:font-name="Calibri Light" fo:font-family="'Calibri Light'" style:font-family-generic="swiss" style:font-pitch="variable" fo:font-size="16pt" fo:language="ru" fo:country="RU" fo:font-weight="normal" style:font-name-asian="Calibri1" style:font-family-asian="Calibri" style:font-family-generic-asian="system" style:font-pitch-asian="variable" style:font-size-asian="16pt" style:font-weight-asian="normal" style:font-name-complex="DejaVu Sans" style:font-family-complex="'DejaVu Sans'" style:font-family-generic-complex="system" style:font-pitch-complex="variable" style:font-size-complex="16pt" fo:hyphenate="tru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left="0in" fo:margin-right="0in" fo:text-align="start" style:justify-single-word="false" fo:text-indent="0in" style:auto-text-indent="false">
        <style:tab-stops>
          <style:tab-stop style:position="0.4583in"/>
          <style:tab-stop style:position="7.0874in" style:type="right" style:leader-style="dotted" style:leader-text="."/>
        </style:tab-stops>
      </style:paragraph-properties>
      <style:text-properties fo:text-transform="upperca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in" fo:margin-right="0in" fo:text-indent="0in" style:auto-text-indent="false">
        <style:tab-stops>
          <style:tab-stop style:position="0.4583in"/>
          <style:tab-stop style:position="7.0874in" style:type="right" style:leader-style="dotted" style:leader-text="."/>
        </style:tab-stops>
      </style:paragraph-properties>
      <style:text-properties style:font-size-complex="14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in" fo:margin-right="0in" fo:text-indent="0.0043in" style:auto-text-indent="false">
        <style:tab-stops>
          <style:tab-stop style:position="0.611in"/>
          <style:tab-stop style:position="7.0874in" style:type="right" style:leader-style="dotted" style:leader-text="."/>
        </style:tab-stops>
      </style:paragraph-properties>
    </style:style>
    <style:style style:name="Заголовок_20__28_без_20_номера_29_" style:display-name="Заголовок (без номера)" style:family="paragraph" style:parent-style-name="Heading_20_1" style:next-style-name="Standard" style:default-outline-level="" style:list-style-name=""/>
    <style:style style:name="Заголовок_20__28_без_20_зм._29_" style:display-name="Заголовок (без зм.)" style:family="paragraph" style:parent-style-name="Заголовок_20__28_без_20_номера_29_" style:next-style-name="Standard" style:default-outline-level="">
      <style:paragraph-properties fo:margin-top="0.1665in" fo:margin-bottom="0.0835in" loext:contextual-spacing="true" fo:line-height="100%"/>
    </style:style>
    <style:style style:name="Без_20_отступа_20__28_жырный_29_" style:display-name="Без отступа (жырный)" style:family="paragraph" style:parent-style-name="Без_20_отступа" style:default-outline-level="">
      <style:text-properties fo:font-weight="bold" style:font-weight-asian="bold"/>
    </style:style>
    <style:style style:name="Normal_20__28_Web_29_" style:display-name="Normal (Web)" style:family="paragraph" style:parent-style-name="Standard" style:default-outline-level="">
      <style:paragraph-properties fo:margin-left="0in" fo:margin-right="0in" fo:margin-top="0.1945in" fo:margin-bottom="0.1945in" loext:contextual-spacing="false" fo:line-height="100%" fo:text-align="start" style:justify-single-word="false" fo:text-indent="0in" style:auto-text-indent="false"/>
      <style:text-properties fo:font-size="12pt" fo:language="ru" fo:country="RU" style:font-size-asian="12pt"/>
    </style:style>
    <style:style style:name="Bibliography" style:family="paragraph" style:parent-style-name="Standard" style:next-style-name="Standard" style:default-outline-level=""/>
    <style:style style:name="Заголовок_20_диплом" style:display-name="Заголовок диплом" style:family="paragraph" style:parent-style-name="Standard" style:default-outline-level="">
      <style:paragraph-properties fo:margin-left="0.5in" fo:margin-right="0in" fo:margin-top="0in" fo:margin-bottom="0.139in" loext:contextual-spacing="true" fo:text-align="center" style:justify-single-word="false" fo:text-indent="0in" style:auto-text-indent="false"/>
      <style:text-properties fo:font-size="16pt" fo:font-weight="bold" style:font-name-asian="Calibri1" style:font-family-asian="Calibri" style:font-family-generic-asian="system" style:font-pitch-asian="variable" style:font-size-asian="16pt" style:language-asian="uk" style:country-asian="UA" style:font-weight-asian="bold" style:font-size-complex="18pt"/>
    </style:style>
    <style:style style:name="Д_20_заг2" style:display-name="Д заг2" style:family="paragraph" style:parent-style-name="Heading_20_2" style:default-outline-level="" style:list-style-name="">
      <style:paragraph-properties fo:margin-top="0.1665in" fo:margin-bottom="0.0835in" loext:contextual-spacing="false" fo:text-align="start" style:justify-single-word="false" fo:keep-together="always"/>
      <style:text-properties fo:color="#5b9bd5" style:font-name-asian="Calibri1" style:font-family-asian="Calibri" style:font-family-generic-asian="system" style:font-pitch-asian="variable" style:font-size-complex="13pt" style:font-weight-complex="bold"/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Paragraph" style:display-name="Table Paragraph" style:family="paragraph" style:parent-style-name="Standard" style:default-outline-level="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/>
      <style:text-properties fo:font-size="11pt" fo:language="en" fo:country="US" style:font-size-asian="11pt" style:language-asian="en" style:country-asian="US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Text_20_body_20_indent" style:display-name="Text body indent" style:family="paragraph" style:parent-style-name="Standard" style:default-outline-level="" style:class="text">
      <style:paragraph-properties fo:margin-left="0.1965in" fo:margin-right="0in" fo:margin-top="0in" fo:margin-bottom="0.0835in" loext:contextual-spacing="true" fo:text-indent="0.4925in" style:auto-text-indent="false"/>
    </style:style>
    <style:style style:name="ВСТУП" style:family="paragraph" style:parent-style-name="Standard" style:default-outline-level="1" style:list-style-name="">
      <style:paragraph-properties fo:margin-left="0in" fo:margin-right="0in" fo:margin-top="0.1665in" fo:margin-bottom="0.0835in" loext:contextual-spacing="false" fo:text-align="center" style:justify-single-word="false" fo:keep-together="always" fo:text-indent="0in" style:auto-text-indent="false" fo:break-before="page" fo:keep-with-next="always"/>
      <style:text-properties fo:text-transform="uppercase" fo:language="en" fo:country="US" fo:font-weight="bold" style:font-weight-asian="bold" style:font-size-complex="1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Подзаголовок_20_Знак" style:display-name="Подзаголовок Знак" style:family="text" style:parent-style-name="Default_20_Paragraph_20_Font">
      <style:text-properties fo:color="#5a5a5a" fo:letter-spacing="0.0102in" style:font-name-asian="Calibri1" style:font-family-asian="Calibri" style:font-family-generic-asian="system" style:font-pitch-asian="variable" style:language-asian="ru" style:country-asian="RU"/>
    </style:style>
    <style:style style:name="Название_20_Знак" style:display-name="Название Знак" style:family="text" style:parent-style-name="Default_20_Paragraph_20_Font">
      <style:text-properties style:font-name="Calibri Light1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language-asian="ru" style:country-asian="RU" style:font-name-complex="DejaVu Sans" style:font-family-complex="'DejaVu Sans'" style:font-family-generic-complex="system" style:font-pitch-complex="variable" style:font-size-complex="28pt"/>
    </style:style>
    <style:style style:name="Заголовок_20_1_20_Знак" style:display-name="Заголовок 1 Знак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4pt" fo:language="uk" fo:country="UA" fo:font-weight="bold" style:font-name-asian="Times New Roman2" style:font-family-asian="'Times New Roman'" style:font-family-generic-asian="system" style:font-pitch-asian="variable" style:font-size-asian="14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Титулка_20__28_шапка_20_1_29__20_Знак" style:display-name="Титулка (шапка 1) Знак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2pt" fo:language="uk" fo:country="UA" fo:font-weight="bold" style:font-name-asian="Times New Roman2" style:font-family-asian="'Times New Roman'" style:font-family-generic-asian="system" style:font-pitch-asian="variable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Титулка_20__28_шапка_20_4_29__20_Знак" style:display-name="Титулка (шапка 4) Знак" style:family="text" style:parent-style-name="Default_20_Paragraph_20_Font">
      <style:text-properties style:font-name="Times New Roman" fo:font-family="'Times New Roman'" style:font-family-generic="roman" style:font-pitch="variable" fo:font-size="13pt" fo:language="uk" fo:country="UA" style:font-name-asian="Times New Roman2" style:font-family-asian="'Times New Roman'" style:font-family-generic-asian="system" style:font-pitch-asian="variable" style:font-size-asian="13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Титулка_20__28_тело_20_подчеркн._29_" style:display-name="Титулка (тело подчеркн.)" style:family="text" style:parent-style-name="Default_20_Paragraph_20_Font">
      <style:text-properties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ISOCPEUR_20_11_20_K_20_Знак" style:display-name="ISOCPEUR 11 K Знак" style:family="text" style:parent-style-name="Default_20_Paragraph_20_Font">
      <style:text-properties style:font-name="GOST type A" fo:font-family="'GOST type A'" style:font-family-generic="roman" style:font-pitch="variable" fo:font-size="12pt" fo:language="uk" fo:country="UA" style:font-name-asian="Calibri1" style:font-family-asian="Calibri" style:font-family-generic-asian="system" style:font-pitch-asian="variable" style:font-size-asian="12pt" style:language-asian="ru" style:country-asian="RU" style:font-size-complex="12pt"/>
    </style:style>
    <style:style style:name="Без_20_интервала_20_Знак" style:display-name="Без интервала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TNR_5f_14_5f_1.5_20_Знак" style:display-name="TNR_14_1.5 Знак" style:family="text" style:parent-style-name="Без_20_интервала_20_Знак"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fo:font-weight="bold" style:font-name-asian="Times New Roman2" style:font-family-asian="'Times New Roman'" style:font-family-generic-asian="system" style:font-pitch-asian="variable" style:font-size-asian="14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fo:font-style="italic" style:font-name-asian="Times New Roman2" style:font-family-asian="'Times New Roman'" style:font-family-generic-asian="system" style:font-pitch-asian="variable" style:font-size-asian="14pt" style:language-asian="ru" style:country-asian="RU" style:font-style-asian="italic" style:font-name-complex="Times New Roman2" style:font-family-complex="'Times New Roman'" style:font-family-generic-complex="system" style:font-pitch-complex="variable" style:font-size-complex="12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Текст_20_Знак" style:display-name="Текст Знак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apple-tab-span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ps" style:family="text"/>
    <style:style style:name="short_5f_text" style:display-name="short_text" style:family="text"/>
    <style:style style:name="Д_20_заг2_20_Знак" style:display-name="Д заг2 Знак" style:family="text" style:parent-style-name="Заголовок_20_2_20_Знак">
      <style:text-properties fo:color="#5b9bd5" style:font-name="Times New Roman" fo:font-family="'Times New Roman'" style:font-family-generic="roman" style:font-pitch="variable" fo:font-size="14pt" fo:language="uk" fo:country="UA" fo:font-weight="bold" style:font-name-asian="Calibri1" style:font-family-asian="Calibri" style:font-family-generic-asian="system" style:font-pitch-asian="variable" style:font-size-asian="14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3pt" style:font-weight-complex="bold"/>
    </style:style>
    <style:style style:name="apple-converted-space" style:family="text" style:parent-style-name="Default_20_Paragraph_20_Font"/>
    <style:style style:name="Неразрешенное_20_упоминание1" style:display-name="Неразрешенное упоминание1" style:family="text" style:parent-style-name="Default_20_Paragraph_20_Font">
      <style:text-properties fo:color="#808080" fo:background-color="#e6e6e6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Times New Roman" fo:font-family="'Times New Roman'" style:font-family-generic="roman" style:font-pitch="variable" fo:font-size="10pt" fo:language="uk" fo:country="UA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Times New Roman" fo:font-family="'Times New Roman'" style:font-family-generic="roman" style:font-pitch="variable" fo:font-size="10pt" fo:language="uk" fo:country="UA" fo:font-weight="bold" style:font-name-asian="Times New Roman2" style:font-family-asian="'Times New Roman'" style:font-family-generic-asian="system" style:font-pitch-asian="variable" style:font-size-asian="10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0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fo:language="uk" fo:country="UA" style:font-name-asian="Times New Roman2" style:font-family-asian="'Times New Roman'" style:font-family-generic-asian="system" style:font-pitch-asian="variable" style:font-size-asian="9pt" style:language-asian="ru" style:country-asian="RU" style:font-name-complex="Segoe UI1" style:font-family-complex="'Segoe UI'" style:font-family-generic-complex="system" style:font-pitch-complex="variable" style:font-size-complex="9pt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en" fo:country="US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pln" style:family="text" style:parent-style-name="Default_20_Paragraph_20_Font"/>
    <style:style style:name="str" style:family="text" style:parent-style-name="Default_20_Paragraph_20_Font"/>
    <style:style style:name="Заголовок_20_4_20_Знак" style:display-name="Заголовок 4 Знак" style:family="text" style:parent-style-name="Default_20_Paragraph_20_Font">
      <style:text-properties fo:color="#2e74b5" style:font-name="Calibri Light1" fo:font-family="'Calibri Light'" style:font-family-generic="roman" style:font-pitch="variable" fo:font-size="14pt" fo:language="uk" fo:country="UA" fo:font-style="italic" style:font-name-asian="Calibri1" style:font-family-asian="Calibri" style:font-family-generic-asian="system" style:font-pitch-asian="variable" style:font-size-asian="14pt" style:language-asian="ru" style:country-asian="RU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Заголовок_20_5_20_Знак" style:display-name="Заголовок 5 Знак" style:family="text" style:parent-style-name="Default_20_Paragraph_20_Font">
      <style:text-properties fo:color="#2e74b5" style:font-name="Calibri Light1" fo:font-family="'Calibri Light'" style:font-family-generic="roman" style:font-pitch="variable" fo:font-size="14pt" fo:language="uk" fo:country="UA" style:font-name-asian="Calibri1" style:font-family-asian="Calibri" style:font-family-generic-asian="system" style:font-pitch-asian="variable" style:font-size-asian="14pt" style:language-asian="ru" style:country-asian="RU" style:font-name-complex="DejaVu Sans" style:font-family-complex="'DejaVu Sans'" style:font-family-generic-complex="system" style:font-pitch-complex="variable" style:font-size-complex="12pt"/>
    </style:style>
    <style:style style:name="Заголовок_20_6_20_Знак" style:display-name="Заголовок 6 Знак" style:family="text" style:parent-style-name="Default_20_Paragraph_20_Font">
      <style:text-properties fo:color="#1f4d78" style:font-name="Calibri Light1" fo:font-family="'Calibri Light'" style:font-family-generic="roman" style:font-pitch="variable" fo:font-size="14pt" fo:language="uk" fo:country="UA" style:font-name-asian="Calibri1" style:font-family-asian="Calibri" style:font-family-generic-asian="system" style:font-pitch-asian="variable" style:font-size-asian="14pt" style:language-asian="ru" style:country-asian="RU" style:font-name-complex="DejaVu Sans" style:font-family-complex="'DejaVu Sans'" style:font-family-generic-complex="system" style:font-pitch-complex="variable" style:font-size-complex="12pt"/>
    </style:style>
    <style:style style:name="Заголовок_20_7_20_Знак" style:display-name="Заголовок 7 Знак" style:family="text" style:parent-style-name="Default_20_Paragraph_20_Font">
      <style:text-properties fo:color="#1f4d78" style:font-name="Calibri Light1" fo:font-family="'Calibri Light'" style:font-family-generic="roman" style:font-pitch="variable" fo:font-size="14pt" fo:language="uk" fo:country="UA" fo:font-style="italic" style:font-name-asian="Calibri1" style:font-family-asian="Calibri" style:font-family-generic-asian="system" style:font-pitch-asian="variable" style:font-size-asian="14pt" style:language-asian="ru" style:country-asian="RU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Заголовок_20_8_20_Знак" style:display-name="Заголовок 8 Знак" style:family="text" style:parent-style-name="Default_20_Paragraph_20_Font">
      <style:text-properties fo:color="#272727" style:font-name="Calibri Light1" fo:font-family="'Calibri Light'" style:font-family-generic="roman" style:font-pitch="variable" fo:font-size="10.5pt" fo:language="uk" fo:country="UA" style:font-name-asian="Calibri1" style:font-family-asian="Calibri" style:font-family-generic-asian="system" style:font-pitch-asian="variable" style:font-size-asian="10.5pt" style:language-asian="ru" style:country-asian="RU" style:font-name-complex="DejaVu Sans" style:font-family-complex="'DejaVu Sans'" style:font-family-generic-complex="system" style:font-pitch-complex="variable" style:font-size-complex="10.5pt"/>
    </style:style>
    <style:style style:name="Заголовок_20_9_20_Знак" style:display-name="Заголовок 9 Знак" style:family="text" style:parent-style-name="Default_20_Paragraph_20_Font">
      <style:text-properties fo:color="#272727" style:font-name="Calibri Light1" fo:font-family="'Calibri Light'" style:font-family-generic="roman" style:font-pitch="variable" fo:font-size="10.5pt" fo:language="uk" fo:country="UA" fo:font-style="italic" style:font-name-asian="Calibri1" style:font-family-asian="Calibri" style:font-family-generic-asian="system" style:font-pitch-asian="variable" style:font-size-asian="10.5pt" style:language-asian="ru" style:country-asian="RU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fo:language="uk" fo:country="UA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fo:color="#000000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fo:font-size="14pt" style:font-size-asian="14pt" style:font-size-complex="16pt"/>
    </style:style>
    <style:style style:name="ListLabel_20_17" style:display-name="ListLabel 17" style:family="text">
      <style:text-properties style:font-name-complex="Arial" style:font-family-complex="Arial" style:font-family-generic-complex="system" style:font-pitch-complex="variable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5in" fo:margin-left="1.1898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Стиль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25in" fo:margin-left="0.498in"/>
        </style:list-level-properties>
        <style:text-properties style:font-name="Times New Roman1"/>
      </text:list-level-style-bullet>
      <text:list-level-style-bullet text:level="2" text:style-name="ListLabel_20_2" text:bullet-char="–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5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space" fo:text-indent="-0.25in" fo:margin-left="0.9398in"/>
        </style:list-level-properties>
      </text:list-level-style-number>
      <text:list-level-style-number text:level="3" style:num-format="а, б, .., аа, аб, ... (ru)" text:display-levels="2">
        <style:list-level-properties text:list-level-position-and-space-mode="label-alignment" fo:text-align="end">
          <style:list-level-label-alignment text:label-followed-by="space" fo:text-indent="-0.1252in" fo:margin-left="1.74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1898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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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9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0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1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1898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2" text:bullet-char="–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Times New Roman1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6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17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1898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1898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1898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1898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1898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1898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start"/>
      <style:text-properties fo:font-size="18pt"/>
    </style:style>
    <style:style style:name="MP2" style:family="paragraph" style:parent-style-name="No_20_Spacing">
      <style:text-properties style:font-name="ISOCPEUR" fo:font-size="10pt" fo:font-style="italic" style:font-size-asian="10pt" style:font-style-asian="italic"/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Footer">
      <style:text-properties fo:language="en" fo:country="US"/>
    </style:style>
    <style:style style:name="MP5" style:family="paragraph" style:parent-style-name="No_20_Spacing">
      <style:paragraph-properties fo:text-align="center" style:justify-single-word="false"/>
      <style:text-properties style:font-name="ISOCPEUR" fo:font-size="10pt" fo:font-style="italic" style:font-size-asian="10pt" style:font-style-asian="italic"/>
    </style:style>
    <style:style style:name="MP6" style:family="paragraph" style:parent-style-name="Footer">
      <style:paragraph-properties>
        <style:tab-stops>
          <style:tab-stop style:position="0.8437in"/>
        </style:tab-stops>
      </style:paragraph-properties>
      <style:text-properties fo:font-size="8pt" style:font-size-asian="8pt" style:font-size-complex="8pt"/>
    </style:style>
    <style:style style:name="MP7" style:family="paragraph" style:parent-style-name="No_20_Spacing">
      <style:text-properties style:font-name="ISOCPEUR" fo:font-style="italic" style:font-style-asian="italic"/>
    </style:style>
    <style:style style:name="MT1" style:family="text">
      <style:text-properties style:font-name="ISOCPEUR" fo:font-style="italic" style:font-style-asian="italic"/>
    </style:style>
    <style:style style:name="Mfr1" style:family="graphic" style:parent-style-name="Frame">
      <style:graphic-properties fo:margin-left="0.0016in" fo:margin-right="0.0008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middle"/>
    </style:style>
    <style:style style:name="Mfr2" style:family="graphic" style:parent-style-name="Frame">
      <style:graphic-properties fo:margin-left="0.0047in" fo:margin-right="0.0008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middle"/>
    </style:style>
    <style:style style:name="Mfr3" style:family="graphic" style:parent-style-name="Frame">
      <style:graphic-properties fo:margin-left="0in" fo:margin-right="0.0043in" style:run-through="background" style:wrap="run-through" style:number-wrapped-paragraphs="no-limit" style:vertical-pos="from-top" style:vertical-rel="page" style:horizontal-pos="from-left" style:horizontal-rel="page" draw:opacity="0%" fo:padding-left="0.0398in" fo:padding-right="0.0398in" fo:padding-top="0in" fo:padding-bottom="0in" fo:border="none" style:writing-mode="lr-tb" draw:wrap-influence-on-position="once-concurrent" loext:allow-overlap="true" draw:textarea-vertical-align="middle"/>
    </style:style>
    <style:style style:name="Mfr4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-left="0.0398in" fo:padding-right="0.0398in" fo:padding-top="0in" fo:padding-bottom="0in" fo:border="none" style:writing-mode="lr-tb" draw:wrap-influence-on-position="once-concurrent" loext:allow-overlap="true" draw:textarea-vertical-align="middle"/>
    </style:style>
    <style:style style:name="Mfr5" style:family="graphic" style:parent-style-name="Frame">
      <style:graphic-properties fo:margin-left="0in" fo:margin-right="0.002in" style:run-through="background" style:wrap="run-through" style:number-wrapped-paragraphs="no-limit" style:vertical-pos="from-top" style:vertical-rel="page" style:horizontal-pos="from-left" style:horizontal-rel="page" draw:opacity="0%" fo:padding-left="0.0398in" fo:padding-right="0.0398in" fo:padding-top="0in" fo:padding-bottom="0in" fo:border="none" style:writing-mode="lr-tb" draw:wrap-influence-on-position="once-concurrent" loext:allow-overlap="true" draw:textarea-vertical-align="middle"/>
    </style:style>
    <style:style style:name="Mfr6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loext:writing-mode="bt-lr" draw:wrap-influence-on-position="once-concurrent" loext:allow-overlap="true" draw:textarea-vertical-align="middle"/>
    </style:style>
    <style:style style:name="Mfr7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middle"/>
    </style:style>
    <style:style style:name="Mgr1" style:family="graphic" style:parent-style-name="Frame">
      <style:graphic-properties draw:stroke="none" svg:stroke-width="0in" draw:fill="none" draw:textarea-vertical-align="middle" draw:auto-grow-height="false" fo:min-height="0.3126in" fo:min-width="0.3945in" fo:padding-top="0in" fo:padding-bottom="0in" fo:padding-left="0in" fo:padding-right="0in" fo:wrap-option="wrap" fo:margin-left="0.0016in" fo:margin-right="0.0008in" fo:margin-top="0in" fo:margin-bottom="0.0047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in" draw:fill="none" draw:textarea-vertical-align="middle" draw:auto-grow-height="false" fo:min-height="0.1972in" fo:min-width="0.3154in" fo:padding-top="0in" fo:padding-bottom="0in" fo:padding-left="0.0398in" fo:padding-right="0.0398in" fo:wrap-option="wrap" fo:margin-left="0in" fo:margin-right="0in" fo:margin-top="0in" fo:margin-bottom="0.0016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in" draw:fill="none" draw:textarea-vertical-align="middle" draw:auto-grow-height="false" fo:min-height="0.1972in" fo:min-width="0.5126in" fo:padding-top="0in" fo:padding-bottom="0in" fo:padding-left="0.0398in" fo:padding-right="0.0398in" fo:wrap-option="wrap" fo:margin-left="0in" fo:margin-right="0.0043in" fo:margin-top="0.002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 style:parent-style-name="Frame">
      <style:graphic-properties draw:stroke="none" svg:stroke-width="0in" draw:fill="none" draw:textarea-vertical-align="middle" draw:auto-grow-height="false" fo:min-height="0.1965in" fo:min-width="0.2764in" fo:padding-top="0in" fo:padding-bottom="0in" fo:padding-left="0in" fo:padding-right="0in" fo:wrap-option="wrap" fo:margin-left="0.0047in" fo:margin-right="0.0008in" fo:margin-top="0in" fo:margin-bottom="0.0028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5" style:family="graphic" style:parent-style-name="Frame">
      <style:graphic-properties draw:stroke="none" svg:stroke-width="0in" draw:fill="none" draw:textarea-vertical-align="middle" draw:auto-grow-height="false" fo:min-height="0.1965in" fo:min-width="0.2764in" fo:padding-top="0in" fo:padding-bottom="0in" fo:padding-left="0in" fo:padding-right="0in" fo:wrap-option="wrap" fo:margin-left="0.0047in" fo:margin-right="0.0008in" fo:margin-top="0.0016in" fo:margin-bottom="0.0008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6" style:family="graphic" style:parent-style-name="Frame">
      <style:graphic-properties draw:stroke="none" svg:stroke-width="0in" draw:fill="none" draw:textarea-vertical-align="middle" draw:auto-grow-height="false" fo:min-height="0.1965in" fo:min-width="0.3945in" fo:padding-top="0in" fo:padding-bottom="0in" fo:padding-left="0in" fo:padding-right="0in" fo:wrap-option="wrap" fo:margin-left="0.0016in" fo:margin-right="0.0008in" fo:margin-top="0.0016in" fo:margin-bottom="0.0008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7" style:family="graphic" style:parent-style-name="Frame">
      <style:graphic-properties draw:stroke="none" svg:stroke-width="0in" draw:fill="none" draw:textarea-vertical-align="middle" draw:auto-grow-height="false" fo:min-height="0.1965in" fo:min-width="0.2764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8" style:family="graphic" style:parent-style-name="Frame">
      <style:graphic-properties draw:stroke="none" svg:stroke-width="0in" draw:fill="none" draw:textarea-vertical-align="middle" draw:auto-grow-height="false" fo:min-height="0.2756in" fo:min-width="0.9866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9" style:family="graphic" style:parent-style-name="Frame">
      <style:graphic-properties draw:stroke="none" svg:stroke-width="0in" draw:fill="none" draw:textarea-vertical-align="middle" draw:auto-grow-height="false" fo:min-height="0.1972in" fo:min-width="0.1181in" fo:padding-top="0in" fo:padding-bottom="0in" fo:padding-left="0.0398in" fo:padding-right="0.0398in" fo:wrap-option="wrap" fo:margin-left="0in" fo:margin-right="0.002in" fo:margin-top="0.0035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10" style:family="graphic" style:parent-style-name="Frame">
      <style:graphic-properties draw:stroke="none" svg:stroke-width="0in" draw:fill="none" draw:textarea-vertical-align="middle" draw:auto-grow-height="false" fo:min-height="0.1972in" fo:min-width="0.3154in" fo:padding-top="0in" fo:padding-bottom="0in" fo:padding-left="0.0398in" fo:padding-right="0.0398in" fo:wrap-option="wrap" fo:margin-left="0in" fo:margin-right="0in" fo:margin-top="0in" fo:margin-bottom="0.0043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11" style:family="graphic" style:parent-style-name="Frame">
      <style:graphic-properties draw:stroke="none" svg:stroke-width="0in" draw:fill="none" draw:textarea-vertical-align="middle" draw:auto-grow-height="false" fo:min-height="0.1972in" fo:min-width="0.3154in" fo:padding-top="0in" fo:padding-bottom="0in" fo:padding-left="0.0398in" fo:padding-right="0.0398in" fo:wrap-option="wrap" fo:margin-left="0in" fo:margin-right="0in" fo:margin-top="0in" fo:margin-bottom="0.0035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12" style:family="graphic" style:parent-style-name="Frame">
      <style:graphic-properties draw:stroke="none" svg:stroke-width="0in" draw:fill="none" draw:textarea-vertical-align="middle" draw:auto-grow-height="false" fo:min-height="0.1972in" fo:min-width="0.3154in" fo:padding-top="0in" fo:padding-bottom="0in" fo:padding-left="0.0398in" fo:padding-right="0.0398in" fo:wrap-option="wrap" fo:margin-left="0in" fo:margin-right="0in" fo:margin-top="0in" fo:margin-bottom="0.0047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13" style:family="graphic" style:parent-style-name="Frame">
      <style:graphic-properties draw:stroke="none" svg:stroke-width="0in" draw:fill="none" draw:textarea-vertical-align="middle" draw:auto-grow-height="false" fo:min-height="0.1972in" fo:min-width="0.3154in" fo:padding-top="0in" fo:padding-bottom="0in" fo:padding-left="0.0398in" fo:padding-right="0.0398in" fo:wrap-option="wrap" fo:margin-left="0in" fo:margin-right="0in" fo:margin-top="0.0016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2953in" fo:margin-bottom="0.4925in" fo:margin-left="0.7874in" fo:margin-right="0.3937in" style:writing-mode="lr-tb" style:layout-grid-color="#c0c0c0" style:layout-grid-lines="39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>
        <style:header-footer-properties fo:min-height="0.0984in" fo:margin-left="0in" fo:margin-right="0in" fo:margin-top="0.059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2953in" fo:margin-bottom="0.4925in" fo:margin-left="1.1811in" fo:margin-right="0.5909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ext:p text:style-name="TNR_5f_14_5f_1.5"><draw:custom-shape text:anchor-type="paragraph" draw:z-index="74" draw:name="Rectangle 28" draw:style-name="Mgr1" draw:text-style-name="MP1" svg:width="0.3941in" svg:height="0.3122in" svg:x="7.689in" svg:y="11.1835in"><text:p text:style-name="ISOCPEUR_20_11_20_K"><text:page-number text:select-page="current">1</text:page-number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3" draw:name="Rectangle 24" draw:style-name="Mgr2" draw:text-style-name="MP1" svg:width="0.3941in" svg:height="0.1969in" svg:x="2.9535in" svg:y="10.9063in"><text:p text:style-name="MP2"/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2" draw:name="Rectangle 23" draw:style-name="Mgr3" draw:text-style-name="MP1" svg:width="0.5913in" svg:height="0.1969in" svg:x="2.3634in" svg:y="10.9083in"><text:p text:style-name="No_20_Spacing"><text:span text:style-name="MT1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0" draw:name="Rectangle 18" draw:style-name="Mgr4" draw:text-style-name="MP1" svg:width="0.276in" svg:height="0.1961in" svg:x="0.7862in" svg:y="11.1035in"><text:p text:style-name="No_20_Spacing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1" draw:name="Rectangle 19" draw:style-name="Mgr5" draw:text-style-name="MP1" svg:width="0.276in" svg:height="0.1961in" svg:x="0.7862in" svg:y="10.9075in"><text:p text:style-name="No_20_Spacing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9" draw:name="Rectangle 17" draw:style-name="Mgr6" draw:text-style-name="MP1" svg:width="0.3941in" svg:height="0.1961in" svg:x="1.0638in" svg:y="10.9075in"><text:p text:style-name="ISOCPEUR_20_11_20_K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3"/>
      </style:footer>
    </style:master-page>
    <style:master-page style:name="First_20_Page" style:display-name="First Page" style:page-layout-name="Mpm1" style:next-style-name="Standard">
      <style:header>
        <text:p text:style-name="MP4"><draw:custom-shape text:anchor-type="paragraph" draw:z-index="8" draw:name="Rectangle 126" draw:style-name="Mgr7" draw:text-style-name="MP1" svg:width="0.276in" svg:height="0.1961in" svg:x="0.7874in" svg:y="9.922in"><text:p text:style-name="No_20_Spacing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Rectangle 125" draw:style-name="Mgr7" draw:text-style-name="MP1" svg:width="0.276in" svg:height="0.1961in" svg:x="0.7874in" svg:y="10.1201in"><text:p text:style-name="No_20_Spacing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Rectangle 118" draw:style-name="Mgr8" draw:text-style-name="MP1" svg:width="0.9862in" svg:height="0.2752in" draw:transform="rotate (1.5707963267949) translate (0.512795275590551in 9.13515966754156in)"><text:p text:style-name="ISOCPEUR_20_11_20_K"/><draw:enhanced-geometry svg:viewBox="0 0 0 0" draw:text-rotate-angle="-27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Rectangle 112" draw:style-name="Mgr9" draw:text-style-name="MP1" svg:width="0.1969in" svg:height="0.1969in" svg:x="6.1035in" svg:y="10.7118in"><text:p text:style-name="MP5"/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Rectangle 109" draw:style-name="Mgr10" draw:text-style-name="MP1" svg:width="0.3941in" svg:height="0.1969in" svg:x="2.9535in" svg:y="11.1016in"><text:p text:style-name="MP2"/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Rectangle 108" draw:style-name="Mgr11" draw:text-style-name="MP1" svg:width="0.3941in" svg:height="0.1969in" svg:x="2.9535in" svg:y="11.3in"><text:p text:style-name="MP2"/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Rectangle 107" draw:style-name="Mgr12" draw:text-style-name="MP1" svg:width="0.3941in" svg:height="0.1969in" svg:x="2.9535in" svg:y="10.9028in"><text:p text:style-name="MP2"/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Rectangle 106" draw:style-name="Mgr2" draw:text-style-name="MP1" svg:width="0.3941in" svg:height="0.1969in" svg:x="2.9535in" svg:y="10.7083in"><text:p text:style-name="MP2"/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Rectangle 105" draw:style-name="Mgr13" draw:text-style-name="MP1" svg:width="0.3941in" svg:height="0.1969in" svg:x="2.9535in" svg:y="10.5118in"><text:p text:style-name="MP2"/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6"/>
      </style:footer>
    </style:master-page>
    <style:master-page style:name="Converted1" style:page-layout-name="Mpm2">
      <style:header>
        <text:p text:style-name="TNR_5f_14_5f_1.5"><draw:custom-shape text:anchor-type="paragraph" draw:z-index="75" draw:name="Rectangle 17_0" draw:style-name="Mgr6" draw:text-style-name="MP1" svg:width="0.3941in" svg:height="0.1961in" svg:x="1.0638in" svg:y="10.9075in"><text:p text:style-name="ISOCPEUR_20_11_20_K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31" text:anchor-type="paragraph" svg:x="1.0638in" svg:y="10.9075in" svg:width="0.3945in" svg:height="0.1965in" draw:z-index="0"><draw:text-box><text:p text:style-name="ISOCPEUR_20_11_20_K"/></draw:text-box></draw:frame><draw:custom-shape text:anchor-type="paragraph" draw:z-index="76" draw:name="Rectangle 18_0" draw:style-name="Mgr4" draw:text-style-name="MP1" svg:width="0.276in" svg:height="0.1961in" svg:x="0.7862in" svg:y="11.1035in"><text:p text:style-name="No_20_Spacing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1" text:anchor-type="paragraph" svg:x="0.7862in" svg:y="11.1035in" svg:width="0.2764in" svg:height="0.1965in" draw:z-index="0"><draw:text-box><text:p text:style-name="MP5"/></draw:text-box></draw:frame><draw:custom-shape text:anchor-type="paragraph" draw:z-index="77" draw:name="Rectangle 19_0" draw:style-name="Mgr5" draw:text-style-name="MP1" svg:width="0.276in" svg:height="0.1961in" svg:x="0.7862in" svg:y="10.9075in"><text:p text:style-name="No_20_Spacing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2" text:anchor-type="paragraph" svg:x="0.7862in" svg:y="10.9075in" svg:width="0.2764in" svg:height="0.1965in" draw:z-index="0"><draw:text-box><text:p text:style-name="MP5"/></draw:text-box></draw:frame><draw:custom-shape text:anchor-type="paragraph" draw:z-index="78" draw:name="Rectangle 23_0" draw:style-name="Mgr3" draw:text-style-name="MP1" svg:width="0.5913in" svg:height="0.1969in" svg:x="2.3634in" svg:y="10.9083in"><text:p text:style-name="No_20_Spacing"><text:span text:style-name="MT1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3" draw:name="3" text:anchor-type="paragraph" svg:x="2.3634in" svg:y="10.9083in" svg:width="0.5917in" svg:height="0.1972in" draw:z-index="0"><draw:text-box><text:p text:style-name="MP7"><text:s/></text:p></draw:text-box></draw:frame><draw:custom-shape text:anchor-type="paragraph" draw:z-index="79" draw:name="Rectangle 24_0" draw:style-name="Mgr2" draw:text-style-name="MP1" svg:width="0.3941in" svg:height="0.1969in" svg:x="2.9535in" svg:y="10.9063in"><text:p text:style-name="MP2"/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4" draw:name="4" text:anchor-type="paragraph" svg:x="2.9535in" svg:y="10.9063in" svg:width="0.3945in" svg:height="0.1972in" draw:z-index="0"><draw:text-box><text:p text:style-name="MP2"/><text:p text:style-name="Frame_20_contents"/></draw:text-box></draw:frame><draw:custom-shape text:anchor-type="paragraph" draw:z-index="80" draw:name="Rectangle 28_0" draw:style-name="Mgr1" draw:text-style-name="MP1" svg:width="0.3941in" svg:height="0.3122in" svg:x="7.689in" svg:y="11.1835in"><text:p text:style-name="ISOCPEUR_20_11_20_K"><text:page-number text:select-page="current">1</text:page-number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5" text:anchor-type="paragraph" svg:x="7.689in" svg:y="11.1835in" svg:width="0.3945in" svg:height="0.3126in" draw:z-index="0"><draw:text-box><text:p text:style-name="ISOCPEUR_20_11_20_K"><text:page-number text:select-page="current">0</text:page-number></text:p></draw:text-box></draw:frame></text:p>
      </style:header>
      <style:footer>
        <text:p text:style-name="MP3"/>
      </style:footer>
    </style:master-page>
    <style:master-page style:name="Converted2" style:page-layout-name="Mpm2" style:next-style-name="Converted1">
      <style:header>
        <text:p text:style-name="MP4"><draw:custom-shape text:anchor-type="paragraph" draw:z-index="81" draw:name="Rectangle 105_0" draw:style-name="Mgr13" draw:text-style-name="MP1" svg:width="0.3941in" svg:height="0.1969in" svg:x="2.9535in" svg:y="10.5118in"><text:p text:style-name="MP2"/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4" draw:name="6" text:anchor-type="paragraph" svg:x="2.9535in" svg:y="10.5118in" svg:width="0.3945in" svg:height="0.1972in" draw:z-index="0"><draw:text-box><text:p text:style-name="MP2"/><text:p text:style-name="Frame_20_contents"/></draw:text-box></draw:frame><draw:custom-shape text:anchor-type="paragraph" draw:z-index="82" draw:name="Rectangle 106_0" draw:style-name="Mgr2" draw:text-style-name="MP1" svg:width="0.3941in" svg:height="0.1969in" svg:x="2.9535in" svg:y="10.7083in"><text:p text:style-name="MP2"/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4" draw:name="7" text:anchor-type="paragraph" svg:x="2.9535in" svg:y="10.7083in" svg:width="0.3945in" svg:height="0.1972in" draw:z-index="0"><draw:text-box><text:p text:style-name="MP2"/><text:p text:style-name="Frame_20_contents"/></draw:text-box></draw:frame><draw:custom-shape text:anchor-type="paragraph" draw:z-index="83" draw:name="Rectangle 107_0" draw:style-name="Mgr12" draw:text-style-name="MP1" svg:width="0.3941in" svg:height="0.1969in" svg:x="2.9535in" svg:y="10.9028in"><text:p text:style-name="MP2"/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4" draw:name="8" text:anchor-type="paragraph" svg:x="2.9535in" svg:y="10.9028in" svg:width="0.3945in" svg:height="0.1972in" draw:z-index="0"><draw:text-box><text:p text:style-name="MP2"/><text:p text:style-name="Frame_20_contents"/></draw:text-box></draw:frame><draw:custom-shape text:anchor-type="paragraph" draw:z-index="84" draw:name="Rectangle 108_0" draw:style-name="Mgr11" draw:text-style-name="MP1" svg:width="0.3941in" svg:height="0.1969in" svg:x="2.9535in" svg:y="11.3in"><text:p text:style-name="MP2"/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4" draw:name="9" text:anchor-type="paragraph" svg:x="2.9535in" svg:y="11.3in" svg:width="0.3945in" svg:height="0.1972in" draw:z-index="0"><draw:text-box><text:p text:style-name="MP2"/><text:p text:style-name="Frame_20_contents"/></draw:text-box></draw:frame><draw:custom-shape text:anchor-type="paragraph" draw:z-index="85" draw:name="Rectangle 109_0" draw:style-name="Mgr10" draw:text-style-name="MP1" svg:width="0.3941in" svg:height="0.1969in" svg:x="2.9535in" svg:y="11.1016in"><text:p text:style-name="MP2"/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4" draw:name="10" text:anchor-type="paragraph" svg:x="2.9535in" svg:y="11.1016in" svg:width="0.3945in" svg:height="0.1972in" draw:z-index="0"><draw:text-box><text:p text:style-name="MP2"/><text:p text:style-name="Frame_20_contents"/></draw:text-box></draw:frame><draw:custom-shape text:anchor-type="paragraph" draw:z-index="86" draw:name="Rectangle 112_0" draw:style-name="Mgr9" draw:text-style-name="MP1" svg:width="0.1969in" svg:height="0.1969in" svg:x="6.1035in" svg:y="10.7118in"><text:p text:style-name="MP5"/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5" draw:name="11" text:anchor-type="paragraph" svg:x="6.1035in" svg:y="10.7118in" svg:width="0.1972in" svg:height="0.1972in" draw:z-index="0"><draw:text-box><text:p text:style-name="MP5"/><text:p text:style-name="Frame_20_contents"/></draw:text-box></draw:frame><draw:custom-shape text:anchor-type="paragraph" draw:z-index="87" draw:name="Rectangle 118_0" draw:style-name="Mgr8" draw:text-style-name="MP1" svg:width="0.9862in" svg:height="0.2752in" draw:transform="rotate (1.5707963267949) translate (0.156944444444444in 9.49236111111111in)"><text:p text:style-name="ISOCPEUR_20_11_20_K"/><draw:enhanced-geometry svg:viewBox="0 0 0 0" draw:text-rotate-angle="-27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6" draw:name="12" text:anchor-type="paragraph" svg:x="0.5126in" svg:y="8.15in" svg:width="0.9866in" svg:height="0.2756in" draw:z-index="0"><draw:text-box><text:p text:style-name="ISOCPEUR_20_11_20_K"/></draw:text-box></draw:frame><draw:custom-shape text:anchor-type="paragraph" draw:z-index="88" draw:name="Rectangle 125_0" draw:style-name="Mgr7" draw:text-style-name="MP1" svg:width="0.276in" svg:height="0.1961in" svg:x="0.7874in" svg:y="10.1201in"><text:p text:style-name="No_20_Spacing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7" draw:name="13" text:anchor-type="paragraph" svg:x="0.7874in" svg:y="10.1201in" svg:width="0.2764in" svg:height="0.1965in" draw:z-index="0"><draw:text-box><text:p text:style-name="MP5"/></draw:text-box></draw:frame><draw:custom-shape text:anchor-type="paragraph" draw:z-index="89" draw:name="Rectangle 126_0" draw:style-name="Mgr7" draw:text-style-name="MP1" svg:width="0.276in" svg:height="0.1961in" svg:x="0.7874in" svg:y="9.922in"><text:p text:style-name="No_20_Spacing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7" draw:name="14" text:anchor-type="paragraph" svg:x="0.7874in" svg:y="9.922in" svg:width="0.2764in" svg:height="0.1965in" draw:z-index="0"><draw:text-box><text:p text:style-name="MP5"/></draw:text-box></draw:frame></text:p>
      </style:header>
      <style:footer>
        <text:p text:style-name="MP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odrice</meta:initial-creator>
    <meta:editing-cycles>7</meta:editing-cycles>
    <meta:print-date>2015-06-17T07:15:00</meta:print-date>
    <meta:creation-date>2022-09-26T13:35:00</meta:creation-date>
    <dc:date>2022-10-04T19:10:02.819973800</dc:date>
    <meta:editing-duration>PT32M28S</meta:editing-duration>
    <meta:generator>LibreOffice/6.4.7.2$Linux_X86_64 LibreOffice_project/40$Build-2</meta:generator>
    <meta:document-statistic meta:table-count="2" meta:image-count="0" meta:object-count="0" meta:page-count="12" meta:paragraph-count="180" meta:word-count="971" meta:character-count="7060" meta:non-whitespace-character-count="629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